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6.627cm"/>
    </style:style>
    <style:style style:name="co13" style:family="table-column">
      <style:table-column-properties fo:break-before="auto" style:column-width="6.43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78cm"/>
    </style:style>
    <style:style style:name="co19" style:family="table-column">
      <style:table-column-properties fo:break-before="auto" style:column-width="16.434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2.678cm"/>
    </style:style>
    <style:style style:name="co24" style:family="table-column">
      <style:table-column-properties fo:break-before="auto" style:column-width="1.6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4.466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1.492cm"/>
    </style:style>
    <style:style style:name="co30" style:family="table-column">
      <style:table-column-properties fo:break-before="auto" style:column-width="1.423cm"/>
    </style:style>
    <style:style style:name="co31" style:family="table-column">
      <style:table-column-properties fo:break-before="auto" style:column-width="1.787cm"/>
    </style:style>
    <style:style style:name="co32" style:family="table-column">
      <style:table-column-properties fo:break-before="auto" style:column-width="1.723cm"/>
    </style:style>
    <style:style style:name="co33" style:family="table-column">
      <style:table-column-properties fo:break-before="auto" style:column-width="4.748cm"/>
    </style:style>
    <style:style style:name="co34" style:family="table-column">
      <style:table-column-properties fo:break-before="auto" style:column-width="6.165cm"/>
    </style:style>
    <style:style style:name="co35" style:family="table-column">
      <style:table-column-properties fo:break-before="auto" style:column-width="3.658cm"/>
    </style:style>
    <style:style style:name="co36" style:family="table-column">
      <style:table-column-properties fo:break-before="auto" style:column-width="5.129cm"/>
    </style:style>
    <style:style style:name="co37" style:family="table-column">
      <style:table-column-properties fo:break-before="auto" style:column-width="7.227cm"/>
    </style:style>
    <style:style style:name="co38" style:family="table-column">
      <style:table-column-properties fo:break-before="auto" style:column-width="1.397cm"/>
    </style:style>
    <style:style style:name="co39" style:family="table-column">
      <style:table-column-properties fo:break-before="auto" style:column-width="3.494cm"/>
    </style:style>
    <style:style style:name="co40" style:family="table-column">
      <style:table-column-properties fo:break-before="auto" style:column-width="2.542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9.488cm"/>
    </style:style>
    <style:style style:name="co43" style:family="table-column">
      <style:table-column-properties fo:break-before="auto" style:column-width="6.082cm"/>
    </style:style>
    <style:style style:name="co44" style:family="table-column">
      <style:table-column-properties fo:break-before="auto" style:column-width="4.8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59cm" fo:break-before="auto" style:use-optimal-row-height="fals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9.529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color="#ff0000"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62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2.24pt solid #000000" fo:border-right="2.24pt solid #000000" fo:border-top="non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4" style:family="table-cell" style:parent-style-name="Default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25" style:family="table-cell" style:parent-style-name="Default">
      <style:table-cell-properties fo:border-bottom="0.74pt solid #000000" fo:border-left="0.74pt solid #000000" fo:border-right="none" fo:border-top="0.74pt solid #000000" style:vertical-align="top"/>
      <style:text-properties style:font-name="Arial"/>
    </style:style>
    <style:style style:name="ce45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top"/>
      <style:paragraph-properties fo:margin-left="0cm"/>
      <style:text-properties style:font-name="Arial"/>
    </style:style>
    <style:style style:name="ce5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5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9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/>
    </style:style>
    <style:style style:name="ce64" style:family="table-cell" style:parent-style-name="Default">
      <style:table-cell-properties fo:border-bottom="none" fo:border-left="2.24pt solid #000000" fo:border-right="2.24pt solid #000000" fo:border-top="none"/>
      <style:text-properties style:font-name="Arial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="0.74pt solid #000000" style:vertical-align="top"/>
      <style:text-properties style:font-name="Arial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end" fo:margin-left="0cm"/>
      <style:text-properties style:font-name="Arial"/>
    </style:style>
    <style:style style:name="ce11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83" style:family="table-cell" style:parent-style-name="Default">
      <style:table-cell-properties fo:border-bottom="none" style:text-align-source="value-type" style:repeat-content="false" fo:wrap-option="no-wrap" fo:border-left="2.24pt solid #000000" fo:border-right="2.24pt solid #000000" fo:border-top="none" style:vertical-align="automatic"/>
      <style:paragraph-properties fo:margin-left="0cm"/>
      <style:text-properties style:font-name="Arial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value-type" style:repeat-content="false" fo:wrap-option="no-wrap" fo:border-left="none" fo:border-right="0.74pt solid #000000" fo:border-top="none" style:vertical-align="top"/>
      <style:paragraph-properties fo:margin-left="0cm"/>
      <style:text-properties style:font-name="Arial"/>
    </style:style>
    <style:style style:name="ce93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44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79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15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155" style:family="table-cell" style:parent-style-name="Default">
      <style:table-cell-properties fo:border-bottom="0.74pt solid #000000" style:text-align-source="value-type" style:repeat-content="false" fo:wrap-option="no-wrap" fo:border-left="none" fo:border-right="none" fo:border-top="0.74pt solid #000000" style:vertical-align="top"/>
      <style:paragraph-properties fo:margin-left="0cm"/>
      <style:text-properties style:font-name="Arial"/>
    </style:style>
    <style:style style:name="ce166" style:family="table-cell" style:parent-style-name="Default" style:data-style-name="N100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162" style:family="table-cell" style:parent-style-name="Default" style:data-style-name="N100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90" style:family="table-cell" style:parent-style-name="Default" style:data-style-name="N100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9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Arial"/>
    </style:style>
    <style:style style:name="ce17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Arial"/>
    </style:style>
    <style:style style:name="ce173" style:family="table-cell" style:parent-style-name="Default">
      <style:table-cell-properties fo:border-bottom="none" fo:border-left="2.24pt solid #000000" fo:border-right="2.24pt solid #000000" fo:border-top="none"/>
    </style:style>
    <style:style style:name="ce174" style:family="table-cell" style:parent-style-name="Default">
      <style:table-cell-properties fo:border-bottom="none" style:text-align-source="value-type" style:repeat-content="false" fo:wrap-option="no-wrap" fo:border-left="0.74pt solid #000000" fo:border-right="2.24pt solid #000000" fo:border-top="0.74pt solid #000000" style:vertical-align="bottom"/>
      <style:paragraph-properties fo:margin-left="0cm"/>
      <style:text-properties style:font-name="Arial"/>
    </style:style>
    <style:style style:name="ce98" style:family="table-cell" style:parent-style-name="Default">
      <style:table-cell-properties fo:border-bottom="0.74pt solid #000000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99" style:family="table-cell" style:parent-style-name="Default">
      <style:table-cell-properties fo:border-bottom="none" style:text-align-source="value-type" style:repeat-content="false" fo:wrap-option="no-wrap" fo:border-left="none" fo:border-right="none" fo:border-top="0.74pt solid #000000" style:vertical-align="top"/>
      <style:paragraph-properties fo:margin-left="0cm"/>
      <style:text-properties style:font-name="Arial"/>
    </style:style>
    <style:style style:name="ce179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none" style:vertical-align="automatic"/>
      <style:paragraph-properties fo:margin-left="0cm"/>
      <style:text-properties style:font-name="Arial"/>
    </style:style>
    <style:style style:name="ce101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0.74pt solid #000000" style:vertical-align="top"/>
      <style:paragraph-properties fo:margin-left="0cm"/>
      <style:text-properties style:font-name="Arial"/>
    </style:style>
    <style:style style:name="ce102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none" style:vertical-align="top"/>
      <style:paragraph-properties fo:margin-left="0cm"/>
      <style:text-properties style:font-name="Arial"/>
    </style:style>
    <style:style style:name="ce182" style:family="table-cell" style:parent-style-name="Default">
      <style:table-cell-properties fo:border-bottom="0.74pt solid #000000" style:text-align-source="value-type" style:repeat-content="false" fo:wrap-option="no-wrap" fo:border-left="none" fo:border-right="2.24pt solid #000000" fo:border-top="0.74pt solid #000000" style:vertical-align="top"/>
      <style:paragraph-properties fo:margin-left="0cm"/>
      <style:text-properties style:font-name="Arial"/>
    </style:style>
    <style:style style:name="ce103" style:family="table-cell" style:parent-style-name="Default">
      <style:table-cell-properties fo:border-bottom="none" style:text-align-source="fix" style:repeat-content="false" fo:border-left="none" fo:border-right="2.24pt solid #000000" fo:border-top="0.74pt solid #000000" style:vertical-align="top"/>
      <style:paragraph-properties fo:text-align="center" fo:margin-left="0cm"/>
      <style:text-properties style:font-name="Arial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89" style:family="table-cell" style:parent-style-name="Default">
      <style:table-cell-properties fo:border-bottom="0.74pt solid #000000" fo:background-color="#ffff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fo:color="#0000ff" style:font-name="Arial"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end" fo:margin-left="0cm"/>
      <style:text-properties style:font-name="Arial"/>
    </style:style>
    <style:style style:name="ce191" style:family="table-cell" style:parent-style-name="Default">
      <style:table-cell-properties fo:border-bottom="none" style:text-align-source="value-type" style:repeat-content="false" fo:border-left="2.24pt solid #000000" fo:border-right="0.74pt solid #000000" fo:border-top="0.74pt solid #000000" style:vertical-align="bottom"/>
      <style:paragraph-properties fo:margin-left="0cm"/>
      <style:text-properties style:font-name="Arial"/>
    </style:style>
    <style:style style:name="ce11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center" fo:margin-left="0cm"/>
      <style:text-properties style:font-name="Arial"/>
    </style:style>
    <style:style style:name="ce193" style:family="table-cell" style:parent-style-name="Default">
      <style:table-cell-properties fo:border-bottom="0.74pt solid #000000" style:text-align-source="fix" style:repeat-content="false" fo:border-left="2.24pt solid #000000" fo:border-right="none" fo:border-top="0.74pt solid #000000" style:vertical-align="top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top"/>
      <style:paragraph-properties fo:text-align="end" fo:margin-left="0cm"/>
      <style:text-properties style:font-name="Arial"/>
    </style:style>
    <style:style style:name="ce114" style:family="table-cell" style:parent-style-name="Default">
      <style:table-cell-properties fo:border-bottom="0.74pt solid #000000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00" style:family="table-cell" style:parent-style-name="Default">
      <style:table-cell-properties fo:border-bottom="none" fo:border-left="2.24pt solid #000000" fo:border-right="2.24pt solid #000000" fo:border-top="none" style:vertical-align="top"/>
      <style:text-properties style:font-name="Arial"/>
    </style:style>
    <style:style style:name="ce116" style:family="table-cell" style:parent-style-name="Default">
      <style:table-cell-properties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fo:border-bottom="0.74pt solid #000000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/>
    </style:style>
    <style:style style:name="ce120" style:family="table-cell" style:parent-style-name="Default">
      <style:table-cell-properties fo:border-bottom="0.74pt solid #000000" fo:border-left="none" fo:border-right="none" fo:border-top="none" style:vertical-align="top"/>
      <style:text-properties style:font-name="Arial"/>
    </style:style>
    <style:style style:name="ce41" style:family="table-cell" style:parent-style-name="Default">
      <style:table-cell-properties style:vertical-align="top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/>
    </style:style>
    <style:style style:name="ce12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Arial"/>
    </style:style>
    <style:style style:name="ce124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="none" style:vertical-align="top"/>
      <style:text-properties style:font-name="Arial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no-wrap" fo:border-left="none" fo:border-right="none" fo:border-top="0.74pt solid #000000" style:vertical-align="top"/>
      <style:text-properties style:font-name="Arial"/>
    </style:style>
    <style:style style:name="ce13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131" style:family="table-cell" style:parent-style-name="Default">
      <style:table-cell-properties style:vertical-align="top"/>
    </style:style>
    <style:style style:name="ce219" style:family="table-cell" style:parent-style-name="Default">
      <style:table-cell-properties fo:border-bottom="none" fo:border-left="2.24pt solid #000000" fo:border-right="none" fo:border-top="none" style:vertical-align="top"/>
      <style:text-properties style:font-name="Arial"/>
    </style:style>
    <style:style style:name="ce199" style:family="table-cell" style:parent-style-name="Default">
      <style:table-cell-properties style:vertical-align="top"/>
      <style:text-properties style:font-name="Arial"/>
    </style:style>
    <style:style style:name="ce222" style:family="table-cell" style:parent-style-name="Default">
      <style:table-cell-properties fo:border-bottom="none" style:text-align-source="value-type" style:repeat-content="false" fo:wrap-option="no-wrap" fo:border-left="2.24pt solid #000000" fo:border-right="none" fo:border-top="none" style:vertical-align="automatic"/>
      <style:paragraph-properties fo:margin-left="0cm"/>
      <style:text-properties style:font-name="Arial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224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35" style:family="table-cell" style:parent-style-name="Default" style:data-style-name="N11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wrap-option="no-wrap" style:vertical-align="automatic"/>
      <style:text-properties style:font-name="Arial"/>
    </style:style>
    <style:style style:name="ce137" style:family="table-cell" style:parent-style-name="Default">
      <style:table-cell-properties fo:wrap-option="no-wrap"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fo:border-bottom="0.74pt solid #000000" fo:wrap-option="no-wrap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no-wrap" style:vertical-align="top"/>
      <style:text-properties style:font-name="Arial"/>
    </style:style>
    <style:style style:name="ce140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Arial"/>
    </style:style>
    <style:style style:name="ce239" style:family="table-cell" style:parent-style-name="Default">
      <style:table-cell-properties style:text-align-source="value-type" style:repeat-content="false" fo:wrap-option="no-wrap" fo:border="none" style:vertical-align="automatic"/>
      <style:paragraph-properties fo:margin-left="0cm"/>
      <style:text-properties style:font-name="Arial"/>
    </style:style>
    <style:style style:name="ce240" style:family="table-cell" style:parent-style-name="Default">
      <style:table-cell-properties fo:border="none"/>
      <style:text-properties style:font-name="Arial"/>
    </style:style>
    <style:style style:name="ce241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49" style:family="table-cell" style:parent-style-name="Default">
      <style:table-cell-properties fo:border-bottom="0.74pt solid #000000" fo:border-left="none" fo:border-right="0.74pt solid #000000" fo:border-top="0.74pt solid #000000" style:vertical-align="top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Arial"/>
    </style:style>
    <style:style style:name="ce230" style:family="table-cell" style:parent-style-name="Default">
      <style:table-cell-properties fo:border-bottom="0.74pt solid #000000" fo:border-left="none" fo:border-right="0.74pt solid #000000" fo:border-top="none" style:vertical-align="top"/>
      <style:text-properties style:font-name="Arial"/>
    </style:style>
    <style:style style:name="ce252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Arial" fo:font-size="10pt" style:font-size-asian="10pt" style:font-size-complex="10pt"/>
    </style:style>
    <style:style style:name="ce253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 fo:font-size="10pt" style:font-size-asian="10pt" style:font-size-complex="10pt"/>
    </style:style>
    <style:style style:name="ce254" style:family="table-cell" style:parent-style-name="Default">
      <style:table-cell-properties fo:border-bottom="none" fo:wrap-option="no-wrap" fo:border-left="none" fo:border-right="0.74pt solid #000000" fo:border-top="0.74pt solid #000000" style:vertical-align="top"/>
      <style:text-properties style:font-name="Arial"/>
    </style:style>
    <style:style style:name="ce255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ce256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34" style:family="table-cell" style:parent-style-name="Default">
      <style:table-cell-properties fo:background-color="#ffff00" fo:border="0.74pt solid #000000"/>
      <style:text-properties fo:color="#ff0000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order-bottom="0.74pt solid #000000" fo:border-left="none" fo:border-right="0.74pt solid #000000" fo:border-top="0.74pt solid #000000" style:vertical-align="top"/>
      <style:text-properties style:font-name="Arial" style:font-name-asian="Liberation Mono" style:font-name-complex="Liberation Mono"/>
    </style:style>
    <style:style style:name="ce237" style:family="table-cell" style:parent-style-name="Default">
      <style:table-cell-properties fo:border-bottom="0.74pt solid #000000" fo:border-left="none" fo:border-right="0.74pt solid #000000" fo:border-top="0.74pt solid #000000" style:vertical-align="top"/>
      <style:text-properties style:font-name="Arial"/>
    </style:style>
    <style:style style:name="ce2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justify" fo:margin-left="0cm"/>
      <style:text-properties style:font-name="Arial"/>
    </style:style>
    <style:style style:name="ce243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none" style:vertical-align="top"/>
      <style:paragraph-properties fo:margin-left="0cm"/>
      <style:text-properties style:font-name="Arial"/>
    </style:style>
    <style:style style:name="ce24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Arial"/>
    </style:style>
    <style:style style:name="ce24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246" style:family="table-cell" style:parent-style-name="Default" style:data-style-name="N100">
      <style:table-cell-properties fo:border-bottom="0.74pt solid #000000" fo:border-left="none" fo:border-right="none" fo:border-top="none" style:vertical-align="top"/>
      <style:text-properties style:font-name="Arial"/>
    </style:style>
    <style:style style:name="ce7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size="10pt" style:font-size-asian="10pt" style:font-size-complex="10pt"/>
    </style:style>
    <style:style style:name="ce27" style:family="table-cell" style:parent-style-name="Default" style:data-style-name="N11">
      <style:table-cell-properties fo:border="0.74pt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/>
    </style:style>
    <style:style style:name="ce29" style:family="table-cell" style:parent-style-name="Default">
      <style:table-cell-properties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font-name="Arial" fo:font-size="10pt" style:font-size-asian="10pt" style:font-size-complex="10pt"/>
    </style:style>
    <style:style style:name="ce33" style:family="table-cell" style:parent-style-name="Default" style:data-style-name="N11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="0.74pt solid #000000" style:vertical-align="automatic"/>
      <style:text-properties style:font-name="Arial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/>
    </style:style>
    <style:style style:name="ce284" style:family="table-cell" style:parent-style-name="Default">
      <style:table-cell-properties style:vertical-align="automatic"/>
      <style:text-properties style:font-name="Arial"/>
    </style:style>
    <style:style style:name="ce39" style:family="table-cell" style:parent-style-name="Default">
      <style:table-cell-properties fo:wrap-option="no-wrap" fo:border="0.74pt solid #000000" style:vertical-align="automatic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wrap-option="no-wrap" fo:border="0.74pt solid #000000" style:vertical-align="top"/>
      <style:text-properties style:font-name="Arial"/>
    </style:style>
    <style:style style:name="ce42" style:family="table-cell" style:parent-style-name="Default">
      <style:table-cell-properties fo:wrap-option="no-wrap"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no-wrap" style:vertical-align="top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 fo:border="0.74pt solid #000000" style:vertical-align="top"/>
      <style:text-properties style:font-name="Arial" fo:font-weight="bold" style:font-weight-asian="bold" style:font-weight-complex="bold"/>
    </style:style>
    <style:style style:name="ce290" style:family="table-cell" style:parent-style-name="Default">
      <style:text-properties style:font-name="Arial" fo:font-size="12pt" fo:font-weight="bold" style:font-size-asian="12pt" style:font-weight-asian="bold" style:font-name-complex="Times New Roman" style:font-size-complex="12pt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Mono" style:font-name-complex="Liberation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ishaupt CAPI CanApiJson table" table:style-name="ta1" table:print-ranges="'Weishaupt CAPI CanApiJson table'.A8:'Weishaupt CAPI CanApiJson table'.W236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59"/>
        <table:table-column table:style-name="co3" table:default-cell-style-name="ce59"/>
        <table:table-column table:style-name="co5" table:default-cell-style-name="ce59"/>
        <table:table-column table:style-name="co6" table:default-cell-style-name="ce59"/>
        <table:table-column table:style-name="co5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5" table:default-cell-style-name="ce109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36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1" table:number-columns-repeated="8" table:default-cell-style-name="ce15"/>
        <table:table-column table:style-name="co1" table:number-columns-repeated="5" table:default-cell-style-name="Default"/>
        <table:table-column table:style-name="co1" table:number-columns-repeated="16345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Weishaupt CanApiJson / CAPI / CAN Api – Parsed telegrams:</text:p>
            </table:table-cell>
            <table:covered-table-cell table:style-name="ce62"/>
            <table:covered-table-cell table:style-name="ce59"/>
            <table:covered-table-cell table:number-columns-repeated="7"/>
            <table:table-cell table:number-columns-repeated="3"/>
            <table:table-cell table:style-name="ce107" office:value-type="string" calcext:value-type="string" table:number-columns-spanned="4" table:number-rows-spanned="1">
              <text:p><text:a xlink:href="https://github.com/BorgNumberOne/Weishaupt_CanApiJson" xlink:type="simple">https://github.com/BorgNumberOne/Weishaupt_CanApiJson</text:a></text:p>
            </table:table-cell>
            <table:covered-table-cell table:number-columns-repeated="3" table:style-name="ce62"/>
            <table:table-cell table:number-columns-repeated="5"/>
            <table:table-cell table:style-name="Default" table:number-columns-repeated="2"/>
            <table:table-cell table:number-columns-repeated="15"/>
            <table:table-cell table:style-name="ce15" table:number-columns-repeated="16345"/>
          </table:table-row>
          <table:table-row table:style-name="ro2">
            <table:table-cell/>
            <table:table-cell table:style-name="ce14"/>
            <table:table-cell table:number-columns-repeated="11"/>
            <table:table-cell table:style-name="Default" table:number-columns-repeated="5"/>
            <table:table-cell table:number-columns-repeated="4"/>
            <table:table-cell table:style-name="Default" table:number-columns-repeated="2"/>
            <table:table-cell table:number-columns-repeated="15"/>
            <table:table-cell table:style-name="ce15" table:number-columns-repeated="16345"/>
          </table:table-row>
          <table:table-row table:style-name="ro1">
            <table:table-cell table:style-name="ce4" office:value-type="string" calcext:value-type="string" table:number-columns-spanned="13" table:number-rows-spanned="1">
              <text:p>Weishaupt CanApiJson / Weishaupt CAPI side of a Weishaupt Gateway WEM-Modbus</text:p>
            </table:table-cell>
            <table:covered-table-cell table:style-name="ce19"/>
            <table:covered-table-cell table:style-name="ce64"/>
            <table:covered-table-cell table:number-columns-repeated="7" table:style-name="ce83"/>
            <table:covered-table-cell table:style-name="ce173"/>
            <table:covered-table-cell table:number-columns-repeated="2" table:style-name="ce83"/>
            <table:table-cell table:style-name="ce189" office:value-type="string" calcext:value-type="string" table:number-columns-spanned="5" table:number-rows-spanned="1">
              <text:p>Modbus TCP side of a Weishaupt Gateway WEM-Modbus</text:p>
            </table:table-cell>
            <table:covered-table-cell table:style-name="ce19"/>
            <table:covered-table-cell table:style-name="ce64"/>
            <table:covered-table-cell table:style-name="ce83"/>
            <table:covered-table-cell table:style-name="ce222"/>
            <table:table-cell table:style-name="ce59" table:number-columns-repeated="3"/>
            <table:table-cell table:style-name="ce239"/>
            <table:table-cell table:style-name="ce234" office:value-type="string" calcext:value-type="string">
              <text:p>RAW CanApiJson telegram</text:p>
            </table:table-cell>
            <table:table-cell table:number-columns-repeated="16"/>
            <table:table-cell table:style-name="ce15" table:number-columns-repeated="16345"/>
          </table:table-row>
          <table:table-row table:style-name="ro2">
            <table:table-cell/>
            <table:table-cell table:style-name="ce14"/>
            <table:table-cell table:number-columns-repeated="10"/>
            <table:table-cell table:style-name="ce179"/>
            <table:table-cell table:style-name="ce190"/>
            <table:table-cell table:number-columns-repeated="7"/>
            <table:table-cell table:style-name="ce240"/>
            <table:table-cell table:style-name="ce14"/>
            <table:table-cell table:number-columns-repeated="16"/>
            <table:table-cell table:style-name="ce15" table:number-columns-repeated="16345"/>
          </table:table-row>
          <table:table-row table:style-name="ro1">
            <table:table-cell table:style-name="ce16"/>
            <table:table-cell table:style-name="ce22" office:value-type="string" calcext:value-type="string">
              <text:p>SRC</text:p>
            </table:table-cell>
            <table:table-cell table:style-name="ce61" office:value-type="string" calcext:value-type="string">
              <text:p>CM</text:p>
            </table:table-cell>
            <table:table-cell table:style-name="ce73" table:number-columns-repeated="5"/>
            <table:table-cell table:style-name="ce85"/>
            <table:table-cell table:number-columns-repeated="3"/>
            <table:table-cell table:style-name="ce179"/>
            <table:table-cell table:style-name="ce190"/>
            <table:table-cell table:number-columns-repeated="7"/>
            <table:table-cell table:style-name="ce240"/>
            <table:table-cell table:style-name="ce14"/>
            <table:table-cell table:number-columns-repeated="16"/>
            <table:table-cell table:style-name="ce15" table:number-columns-repeated="16345"/>
          </table:table-row>
          <table:table-row table:style-name="ro3">
            <table:table-cell table:style-name="ce17" office:value-type="string" calcext:value-type="string" table:number-columns-spanned="2" table:number-rows-spanned="1">
              <text:p><text:span text:style-name="T1">SRC</text:span>:</text:p>
              <text:p/>
              <text:p>requesting device:</text:p>
              <text:p><text:span text:style-name="T1">DDC</text:span></text:p>
              <text:p>(WEM-Modbus)</text:p>
              <text:p/>
              <text:p>responding device:</text:p>
              <text:p><text:span text:style-name="T1">SYS</text:span></text:p>
              <text:p>(Systemgerät)</text:p>
            </table:table-cell>
            <table:covered-table-cell table:style-name="ce35"/>
            <table:table-cell table:style-name="ce35" office:value-type="string" calcext:value-type="string" table:number-columns-spanned="7" table:number-rows-spanned="1">
              <text:p>0x01 (1)  = request reading / <text:span text:style-name="T1">GET</text:span> numeric value</text:p>
              <text:p>0x02 (2)  = <text:span text:style-name="T1">Response</text:span> reading</text:p>
              <text:p>0x03 (3) = request writing / <text:span text:style-name="T1">SET</text:span> numeric value</text:p>
              <text:p>0x04 (4) = <text:span text:style-name="T1">Response</text:span> writing / <text:span text:style-name="T1">ACK</text:span>nowledge</text:p>
              <text:p>0x05 (5) = error</text:p>
              <text:p>0x11 (17) = request string / <text:span text:style-name="T1">GETS</text:span></text:p>
              <text:p><text:span text:style-name="T2">0x12 (18) = </text:span><text:span text:style-name="T1">Response</text:span><text:span text:style-name="T2"> string</text:span></text:p>
              <text:p><text:span text:style-name="T2">0x13 (19) = request writing string / </text:span><text:span text:style-name="T1">SETS</text:span></text:p>
              <text:p><text:span text:style-name="T2">0x14 (20) </text:span><text:span text:style-name="T1">= Response</text:span><text:span text:style-name="T2"> writing string / </text:span><text:span text:style-name="T1">ACK</text:span><text:span text:style-name="T2">nowledge</text:span></text:p>
            </table:table-cell>
            <table:covered-table-cell table:number-columns-repeated="6"/>
            <table:table-cell office:value-type="string" calcext:value-type="string">
              <text:p>HEX</text:p>
              <text:p>to</text:p>
              <text:p>DEC</text:p>
              <text:p>(<text:span text:style-name="T3">OX</text:span>)</text:p>
            </table:table-cell>
            <table:table-cell table:style-name="ce174" office:value-type="string" calcext:value-type="string" table:number-columns-spanned="3" table:number-rows-spanned="1">
              <text:p>Cycle Time (in s)</text:p>
              <text:p> between</text:p>
              <text:p> DDC telegrams</text:p>
            </table:table-cell>
            <table:covered-table-cell table:number-columns-repeated="2" table:style-name="ce83"/>
            <table:table-cell table:style-name="ce191" office:value-type="string" calcext:value-type="string" table:number-columns-spanned="3" table:number-rows-spanned="1">
              <text:p><text:span text:style-name="T4">Modbus TCP register on the Modbus TCP side of</text:span></text:p>
              <text:p>Weishaupt Gateway WEM-Modbus</text:p>
            </table:table-cell>
            <table:covered-table-cell table:style-name="ce200"/>
            <table:covered-table-cell table:style-name="ce219"/>
            <table:table-cell table:style-name="ce41" table:number-columns-repeated="3"/>
            <table:table-cell/>
            <table:table-cell table:style-name="ce41"/>
            <table:table-cell table:style-name="ce125"/>
            <table:table-cell table:style-name="ce41"/>
            <table:table-cell table:number-columns-repeated="16"/>
            <table:table-cell table:style-name="ce15" table:number-columns-repeated="16345"/>
          </table:table-row>
          <table:table-row table:style-name="ro4">
            <table:table-cell table:style-name="ce18"/>
            <table:table-cell table:style-name="ce24" table:number-columns-repeated="2"/>
            <table:table-cell table:style-name="ce74" office:value-type="string" calcext:value-type="string">
              <text:p>MI</text:p>
            </table:table-cell>
            <table:table-cell table:style-name="ce81" office:value-type="string" calcext:value-type="string">
              <text:p>MX</text:p>
            </table:table-cell>
            <table:table-cell table:style-name="ce81" office:value-type="string" calcext:value-type="string">
              <text:p>OX</text:p>
            </table:table-cell>
            <table:table-cell table:style-name="ce81" office:value-type="string" calcext:value-type="string">
              <text:p>OS</text:p>
            </table:table-cell>
            <table:table-cell table:style-name="ce81" office:value-type="string" calcext:value-type="string">
              <text:p>VS</text:p>
            </table:table-cell>
            <table:table-cell table:style-name="ce86" office:value-type="string" calcext:value-type="string">
              <text:p>VA</text:p>
            </table:table-cell>
            <table:table-cell table:style-name="ce91"/>
            <table:table-cell table:style-name="ce82"/>
            <table:table-cell table:style-name="ce99"/>
            <table:table-cell table:style-name="ce101"/>
            <table:table-cell table:style-name="ce111"/>
            <table:table-cell table:style-name="ce116" office:value-type="string" calcext:value-type="string">
              <text:p>Reg.</text:p>
            </table:table-cell>
            <table:table-cell table:style-name="ce116" office:value-type="string" calcext:value-type="string">
              <text:p>Registername</text:p>
            </table:table-cell>
            <table:table-cell table:style-name="ce116" office:value-type="string" calcext:value-type="string">
              <text:p>Funktion</text:p>
            </table:table-cell>
            <table:table-cell table:style-name="ce116" office:value-type="string" calcext:value-type="string">
              <text:p>Datentyp</text:p>
            </table:table-cell>
            <table:table-cell table:style-name="ce116" office:value-type="string" calcext:value-type="string">
              <text:p>Auflösg.</text:p>
            </table:table-cell>
            <table:table-cell table:style-name="ce137" office:value-type="string" calcext:value-type="string">
              <text:p>Länge</text:p>
            </table:table-cell>
            <table:table-cell table:style-name="ce116" office:value-type="string" calcext:value-type="string">
              <text:p>S/Cov</text:p>
            </table:table-cell>
            <table:table-cell table:style-name="ce241" office:value-type="string" calcext:value-type="string">
              <text:p>Aktualis.</text:p>
            </table:table-cell>
            <table:table-cell table:style-name="ce41"/>
            <table:table-cell table:number-columns-repeated="16"/>
            <table:table-cell table:style-name="ce15" table:number-columns-repeated="16345"/>
          </table:table-row>
        </table:table-header-rows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7" office:value-type="string" calcext:value-type="string" table:number-columns-spanned="2" table:number-rows-spanned="1">
            <text:p>7.5.1 <text:s/>EM-KA</text:p>
          </table:table-cell>
          <table:covered-table-cell table:style-name="ce199"/>
          <table:table-cell table:style-name="ce41" table:number-columns-repeated="5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0" calcext:value-type="float">
            <text:p>0</text:p>
          </table:table-cell>
          <table:table-cell table:style-name="ce203" office:value-type="string" calcext:value-type="string">
            <text:p>Temperaturfühler an Anschluss T1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6" office:value-type="string" calcext:value-type="string">
            <text:p>No "<text:span text:style-name="T1">EM-KA</text:span>" device/participant available during the research work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Temperaturfühler an Anschluss T2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7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2" calcext:value-type="float">
            <text:p>2</text:p>
          </table:table-cell>
          <table:table-cell table:style-name="ce203" office:value-type="string" calcext:value-type="string">
            <text:p>PWM-Signal an Umwälzpumpe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Prozent</text:p>
          </table:table-cell>
          <table:table-cell table:style-name="ce224" office:value-type="percentage" office:value="0.01" calcext:value-type="percentage">
            <text:p>1,00 %</text:p>
          </table:table-cell>
          <table:table-cell table:style-name="ce228" office:value-type="string" calcext:value-type="string">
            <text:p>1 Byte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8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2"/>
          <table:table-cell table:style-name="ce117" office:value-type="string" calcext:value-type="string" table:number-columns-spanned="2" table:number-rows-spanned="1">
            <text:p>7.5.2 <text:s/>EM-Sol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])" office:value-type="float" office:value="9473" calcext:value-type="float">
            <text:p>947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0" calcext:value-type="float">
            <text:p>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Kollektortemperatur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4002501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4])" office:value-type="float" office:value="9473" calcext:value-type="float">
            <text:p>9473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0100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])" office:value-type="float" office:value="9474" calcext:value-type="float">
            <text:p>947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1" calcext:value-type="float">
            <text:p>21</text:p>
          </table:table-cell>
          <table:table-cell table:style-name="ce121" office:value-type="float" office:value="21" calcext:value-type="float">
            <text:p>21</text:p>
          </table:table-cell>
          <table:table-cell table:style-name="ce119" office:value-type="string" calcext:value-type="string">
            <text:p>Speichertemperatur unten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0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07</text:p>
          </table:table-cell>
          <table:table-cell table:style-name="ce172" table:formula="of:=HEX2DEC([.F17])" office:value-type="float" office:value="9474" calcext:value-type="float">
            <text:p>947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02000002020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])" office:value-type="float" office:value="9515" calcext:value-type="float">
            <text:p>9515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2</text:p>
            <text:p>23</text:p>
          </table:table-cell>
          <table:table-cell table:style-name="ce121" office:value-type="string" calcext:value-type="string">
            <text:p>22,</text:p>
            <text:p>23</text:p>
          </table:table-cell>
          <table:table-cell table:style-name="ce119" office:value-type="string" calcext:value-type="string">
            <text:p>Solarertrag Gesamtzähler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b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0])" office:value-type="float" office:value="9515" calcext:value-type="float">
            <text:p>9515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2b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])" office:value-type="float" office:value="9514" calcext:value-type="float">
            <text:p>951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4</text:p>
            <text:p>25</text:p>
          </table:table-cell>
          <table:table-cell table:style-name="ce121" office:value-type="string" calcext:value-type="string">
            <text:p>24,</text:p>
            <text:p>25</text:p>
          </table:table-cell>
          <table:table-cell table:style-name="ce119" office:value-type="string" calcext:value-type="string">
            <text:p>Solarertrag (heute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2a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3])" office:value-type="float" office:value="9514" calcext:value-type="float">
            <text:p>951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2a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2"/>
          <table:table-cell table:style-name="ce125" table:number-columns-repeated="6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5])" office:value-type="float" office:value="9513" calcext:value-type="float">
            <text:p>9513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26</text:p>
            <text:p>27</text:p>
          </table:table-cell>
          <table:table-cell table:style-name="ce121" office:value-type="string" calcext:value-type="string">
            <text:p>26,</text:p>
            <text:p>27</text:p>
          </table:table-cell>
          <table:table-cell table:style-name="ce119" office:value-type="string" calcext:value-type="string">
            <text:p>Solarertrag (Vortag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9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6])" office:value-type="float" office:value="9513" calcext:value-type="float">
            <text:p>9513</text:p>
          </table:table-cell>
          <table:table-cell table:style-name="ce98"/>
          <table:table-cell table:style-name="ce172"/>
          <table:table-cell table:style-name="ce104"/>
          <table:table-cell table:style-name="ce114"/>
          <table:table-cell table:style-name="ce123"/>
          <table:table-cell table:style-name="ce120" table:number-columns-repeated="6"/>
          <table:table-cell table:style-name="ce230"/>
          <table:table-cell table:style-name="ce230" office:value-type="string" calcext:value-type="string">
            <text:p>{"ID":"12345678","SRC":"SYS","CAPI":{"NN":1,"N01":{"VG":"0204002529020004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2"/>
          <table:table-cell table:style-name="ce67"/>
          <table:table-cell table:style-name="ce79" table:number-columns-repeated="5"/>
          <table:table-cell table:style-name="ce82"/>
          <table:table-cell table:style-name="ce95"/>
          <table:table-cell table:style-name="ce82"/>
          <table:table-cell table:style-name="ce95"/>
          <table:table-cell table:style-name="ce106"/>
          <table:table-cell table:style-name="ce112"/>
          <table:table-cell table:style-name="ce117" office:value-type="string" calcext:value-type="string" table:number-columns-spanned="2" table:number-rows-spanned="1">
            <text:p>7.5.3 <text:s/>SG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8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office:value-type="string" calcext:value-type="string">
            <text:p>Betriebsart Heizkreis 1 Vorgabe</text:p>
          </table:table-cell>
          <table:table-cell table:style-name="ce124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29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3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1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1" calcext:value-type="float">
            <text:p>101</text:p>
          </table:table-cell>
          <table:table-cell table:style-name="ce124" office:value-type="float" office:value="101" calcext:value-type="float">
            <text:p>101</text:p>
          </table:table-cell>
          <table:table-cell table:style-name="ce124" office:value-type="string" calcext:value-type="string">
            <text:p>So/Wi Umschaltung Heizkreis 1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8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32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82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4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2" calcext:value-type="float">
            <text:p>102</text:p>
          </table:table-cell>
          <table:table-cell table:style-name="ce124" office:value-type="float" office:value="102" calcext:value-type="float">
            <text:p>102</text:p>
          </table:table-cell>
          <table:table-cell table:style-name="ce124" office:value-type="string" calcext:value-type="string">
            <text:p>Betriebsart Heizkreis 1 aktuell</text:p>
          </table:table-cell>
          <table:table-cell table:style-name="ce124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35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7e0400010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7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3" calcext:value-type="float">
            <text:p>103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string" calcext:value-type="string">
            <text:p>Status Heizkreis 1</text:p>
          </table:table-cell>
          <table:table-cell table:style-name="ce124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5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4</text:p>
          </table:table-cell>
          <table:table-cell table:style-name="ce172" table:formula="of:=HEX2DEC([.F38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7e0500015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0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6" calcext:value-type="float">
            <text:p>106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c</text:p>
          </table:table-cell>
          <table:table-cell table:style-name="ce172" table:formula="of:=HEX2DEC([.F41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b02000200d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3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7" calcext:value-type="float">
            <text:p>107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44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a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6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47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902000200a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9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9" calcext:value-type="float">
            <text:p>109</text:p>
          </table:table-cell>
          <table:table-cell table:style-name="ce124" office:value-type="float" office:value="109" calcext:value-type="float">
            <text:p>109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50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58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2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0" calcext:value-type="float">
            <text:p>110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53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b02000202b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5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1" calcext:value-type="float">
            <text:p>111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56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a02000202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8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2" calcext:value-type="float">
            <text:p>112</text:p>
          </table:table-cell>
          <table:table-cell table:style-name="ce124" office:value-type="float" office:value="112" calcext:value-type="float">
            <text:p>112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59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902000201c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1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Sonderniveau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62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7f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4])" office:value-type="float" office:value="10233" calcext:value-type="float">
            <text:p>1023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4" calcext:value-type="float">
            <text:p>114</text:p>
          </table:table-cell>
          <table:table-cell table:style-name="ce124" office:value-type="float" office:value="114" calcext:value-type="float">
            <text:p>114</text:p>
          </table:table-cell>
          <table:table-cell table:style-name="ce124" office:value-type="string" calcext:value-type="string">
            <text:p>N1-Vorgabe über Ethernet</text:p>
          </table:table-cell>
          <table:table-cell table:style-name="ce124"/>
          <table:table-cell table:style-name="ce124" office:value-type="string" calcext:value-type="string">
            <text:p>Prozent</text:p>
            <text:p>(0...100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</text:p>
            <text:p>0,1%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7f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5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7f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1</text:p>
          </table:table-cell>
          <table:table-cell table:style-name="ce172" table:formula="of:=HEX2DEC([.F65])" office:value-type="float" office:value="10233" calcext:value-type="float">
            <text:p>1023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5010027f902000200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7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5" calcext:value-type="float">
            <text:p>115</text:p>
          </table:table-cell>
          <table:table-cell table:style-name="ce124" office:value-type="float" office:value="115" calcext:value-type="float">
            <text:p>115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68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59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0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6" calcext:value-type="float">
            <text:p>116</text:p>
          </table:table-cell>
          <table:table-cell table:style-name="ce124" office:value-type="float" office:value="116" calcext:value-type="float">
            <text:p>116</text:p>
          </table:table-cell>
          <table:table-cell table:style-name="ce124" office:value-type="string" calcext:value-type="string">
            <text:p>Vorlaufist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0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2</text:p>
          </table:table-cell>
          <table:table-cell table:style-name="ce172" table:formula="of:=HEX2DEC([.F71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07020002023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f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3])" office:value-type="float" office:value="9759" calcext:value-type="float">
            <text:p>975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7" calcext:value-type="float">
            <text:p>117</text:p>
          </table:table-cell>
          <table:table-cell table:style-name="ce124" office:value-type="float" office:value="117" calcext:value-type="float">
            <text:p>117</text:p>
          </table:table-cell>
          <table:table-cell table:style-name="ce124" office:value-type="string" calcext:value-type="string">
            <text:p>Plattenwärmetauschertemperatur (B2)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1f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f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74])" office:value-type="float" office:value="9759" calcext:value-type="float">
            <text:p>97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f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0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6])" office:value-type="float" office:value="9568" calcext:value-type="float">
            <text:p>956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8" calcext:value-type="float">
            <text:p>118</text:p>
          </table:table-cell>
          <table:table-cell table:style-name="ce124" office:value-type="float" office:value="118" calcext:value-type="float">
            <text:p>118</text:p>
          </table:table-cell>
          <table:table-cell table:style-name="ce124" office:value-type="string" calcext:value-type="string">
            <text:p>Pufferspeicher Temperatur ob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0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0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5</text:p>
          </table:table-cell>
          <table:table-cell table:style-name="ce172" table:formula="of:=HEX2DEC([.F77])" office:value-type="float" office:value="9568" calcext:value-type="float">
            <text:p>95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00200020235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9])" office:value-type="float" office:value="9569" calcext:value-type="float">
            <text:p>956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9" calcext:value-type="float">
            <text:p>119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string" calcext:value-type="string">
            <text:p>Pufferspeicher Temperatur unt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1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13</text:p>
          </table:table-cell>
          <table:table-cell table:style-name="ce172" table:formula="of:=HEX2DEC([.F80])" office:value-type="float" office:value="9569" calcext:value-type="float">
            <text:p>956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10200020213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5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3f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8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2])" office:value-type="float" office:value="9791" calcext:value-type="float">
            <text:p>979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string" calcext:value-type="string">
            <text:p>120</text:p>
            <text:p>121</text:p>
            <text:p>122</text:p>
            <text:p>123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office:value-type="string" calcext:value-type="string">
            <text:p>Can Open spezifisch</text:p>
          </table:table-cell>
          <table:table-cell table:style-name="ce124" table:number-columns-repeated="3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3f00000800"}}}</text:p>
          </table:table-cell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1" calcext:value-type="float">
            <text:p>121</text:p>
          </table:table-cell>
          <table:table-cell table:style-name="ce118" office:value-type="string" calcext:value-type="string">
            <text:p>Fehler/Warnung anstehend (Bit7…5 frei)</text:p>
          </table:table-cell>
          <table:table-cell table:style-name="ce118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2" calcext:value-type="float">
            <text:p>122</text:p>
          </table:table-cell>
          <table:table-cell table:style-name="ce118" office:value-type="string" calcext:value-type="string">
            <text:p>Fehlernummer</text:p>
          </table:table-cell>
          <table:table-cell table:style-name="ce118" office:value-type="string" calcext:value-type="string">
            <text:p>Aktuelle Fehlernummer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18" office:value-type="float" office:value="123" calcext:value-type="float">
            <text:p>123</text:p>
          </table:table-cell>
          <table:table-cell table:style-name="ce118" office:value-type="string" calcext:value-type="string">
            <text:p>Modul</text:p>
          </table:table-cell>
          <table:table-cell table:style-name="ce118" office:value-type="string" calcext:value-type="string">
            <text:p>Bit15…8: Modul-ID</text:p>
            <text:p>Bit7…0:   Modul-Index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3f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8</text:p>
          </table:table-cell>
          <table:table-cell table:style-name="ce162" office:value-type="string" calcext:value-type="string">
            <text:p>0000000000000000</text:p>
          </table:table-cell>
          <table:table-cell table:style-name="ce172" table:formula="of:=HEX2DEC([.F86])" office:value-type="float" office:value="9791" calcext:value-type="float">
            <text:p>9791</text:p>
          </table:table-cell>
          <table:table-cell table:style-name="ce149"/>
          <table:table-cell table:style-name="ce172"/>
          <table:table-cell table:style-name="ce104"/>
          <table:table-cell table:style-name="ce114"/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3f000008000000000000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25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e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8])" office:value-type="float" office:value="9758" calcext:value-type="float">
            <text:p>975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4" calcext:value-type="float">
            <text:p>124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string" calcext:value-type="string">
            <text:p>Systembetriebsart</text:p>
          </table:table-cell>
          <table:table-cell table:style-name="ce124" office:value-type="string" calcext:value-type="string">
            <text:p>1: Standby</text:p>
            <text:p>2: Sommer</text:p>
            <text:p>3: Automati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e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e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3</text:p>
          </table:table-cell>
          <table:table-cell table:style-name="ce172" table:formula="of:=HEX2DEC([.F89])" office:value-type="float" office:value="9758" calcext:value-type="float">
            <text:p>97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e00000103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b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1])" office:value-type="float" office:value="9905" calcext:value-type="float">
            <text:p>9905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5" calcext:value-type="float">
            <text:p>125</text:p>
          </table:table-cell>
          <table:table-cell table:style-name="ce124" office:value-type="float" office:value="125" calcext:value-type="float">
            <text:p>125</text:p>
          </table:table-cell>
          <table:table-cell table:style-name="ce124" office:value-type="string" calcext:value-type="string">
            <text:p>Außen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b1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b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8</text:p>
          </table:table-cell>
          <table:table-cell table:style-name="ce172" table:formula="of:=HEX2DEC([.F92])" office:value-type="float" office:value="9905" calcext:value-type="float">
            <text:p>990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b102000200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c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4])" office:value-type="float" office:value="9628" calcext:value-type="float">
            <text:p>9628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6" calcext:value-type="float">
            <text:p>126</text:p>
          </table:table-cell>
          <table:table-cell table:style-name="ce124" office:value-type="float" office:value="126" calcext:value-type="float">
            <text:p>126</text:p>
          </table:table-cell>
          <table:table-cell table:style-name="ce124" office:value-type="string" calcext:value-type="string">
            <text:p>Wärmeanforderung Heizung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c01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c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7</text:p>
          </table:table-cell>
          <table:table-cell table:style-name="ce172" table:formula="of:=HEX2DEC([.F95])" office:value-type="float" office:value="9628" calcext:value-type="float">
            <text:p>96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9c01000201b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d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7])" office:value-type="float" office:value="9629" calcext:value-type="float">
            <text:p>962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4" office:value-type="float" office:value="127" calcext:value-type="float">
            <text:p>127</text:p>
          </table:table-cell>
          <table:table-cell table:style-name="ce124" office:value-type="string" calcext:value-type="string">
            <text:p>Wärmeanforderung Warmwasse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d01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d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8])" office:value-type="float" office:value="9629" calcext:value-type="float">
            <text:p>96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9d01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0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0" calcext:value-type="float">
            <text:p>130</text:p>
          </table:table-cell>
          <table:table-cell table:style-name="ce124" office:value-type="float" office:value="130" calcext:value-type="float">
            <text:p>130</text:p>
          </table:table-cell>
          <table:table-cell table:style-name="ce124" office:value-type="string" calcext:value-type="string">
            <text:p>Status Warmwasser</text:p>
          </table:table-cell>
          <table:table-cell table:style-name="ce124" office:value-type="string" calcext:value-type="string">
            <text:p>0: Warnung anstehend</text:p>
            <text:p>1: Fehler anstehend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6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101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69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3])" office:value-type="float" office:value="9545" calcext:value-type="float">
            <text:p>954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1" calcext:value-type="float">
            <text:p>131</text:p>
          </table:table-cell>
          <table:table-cell table:style-name="ce124" office:value-type="float" office:value="131" calcext:value-type="float">
            <text:p>131</text:p>
          </table:table-cell>
          <table:table-cell table:style-name="ce124" office:value-type="string" calcext:value-type="string">
            <text:p>Warmwasser-Push</text:p>
          </table:table-cell>
          <table:table-cell table:style-name="ce124" office:value-type="string" calcext:value-type="string">
            <text:p>Starte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4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04])" office:value-type="float" office:value="9545" calcext:value-type="float">
            <text:p>954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49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6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2" calcext:value-type="float">
            <text:p>132</text:p>
          </table:table-cell>
          <table:table-cell table:style-name="ce124" office:value-type="float" office:value="132" calcext:value-type="float">
            <text:p>132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07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39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9])" office:value-type="float" office:value="9528" calcext:value-type="float">
            <text:p>952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3" calcext:value-type="float">
            <text:p>133</text:p>
          </table:table-cell>
          <table:table-cell table:style-name="ce124" office:value-type="float" office:value="133" calcext:value-type="float">
            <text:p>133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10])" office:value-type="float" office:value="9528" calcext:value-type="float">
            <text:p>95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38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2])" office:value-type="float" office:value="9516" calcext:value-type="float">
            <text:p>951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4" calcext:value-type="float">
            <text:p>1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string" calcext:value-type="string">
            <text:p>WW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13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5])" office:value-type="float" office:value="9513" calcext:value-type="float">
            <text:p>951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4" office:value-type="float" office:value="135" calcext:value-type="float">
            <text:p>135</text:p>
          </table:table-cell>
          <table:table-cell table:style-name="ce124" office:value-type="string" calcext:value-type="string">
            <text:p>Warmwasser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2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42</text:p>
          </table:table-cell>
          <table:table-cell table:style-name="ce172" table:formula="of:=HEX2DEC([.F116])" office:value-type="float" office:value="9513" calcext:value-type="float">
            <text:p>951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29020002024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8])" office:value-type="float" office:value="9559" calcext:value-type="float">
            <text:p>955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6" calcext:value-type="float">
            <text:p>136</text:p>
          </table:table-cell>
          <table:table-cell table:style-name="ce124" office:value-type="float" office:value="136" calcext:value-type="float">
            <text:p>136</text:p>
          </table:table-cell>
          <table:table-cell table:style-name="ce124" office:value-type="string" calcext:value-type="string">
            <text:p>Rücklauftemperatur Zirkulatio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5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19])" office:value-type="float" office:value="9559" calcext:value-type="float">
            <text:p>95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57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1])" office:value-type="float" office:value="9553" calcext:value-type="float">
            <text:p>955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7" calcext:value-type="float">
            <text:p>137</text:p>
          </table:table-cell>
          <table:table-cell table:style-name="ce124" office:value-type="float" office:value="137" calcext:value-type="float">
            <text:p>137</text:p>
          </table:table-cell>
          <table:table-cell table:style-name="ce124" office:value-type="string" calcext:value-type="string">
            <text:p>Pumpe Warmwasser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51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22])" office:value-type="float" office:value="9553" calcext:value-type="float">
            <text:p>955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51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4])" office:value-type="float" office:value="9956" calcext:value-type="float">
            <text:p>995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0" calcext:value-type="float">
            <text:p>140</text:p>
          </table:table-cell>
          <table:table-cell table:style-name="ce124" office:value-type="float" office:value="140" calcext:value-type="float">
            <text:p>140</text:p>
          </table:table-cell>
          <table:table-cell table:style-name="ce124" office:value-type="string" calcext:value-type="string">
            <text:p>Folgewechsel</text:p>
          </table:table-cell>
          <table:table-cell table:style-name="ce124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4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25])" office:value-type="float" office:value="9956" calcext:value-type="float">
            <text:p>99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e4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7])" office:value-type="float" office:value="9958" calcext:value-type="float">
            <text:p>995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1" calcext:value-type="float">
            <text:p>141</text:p>
          </table:table-cell>
          <table:table-cell table:style-name="ce124" office:value-type="float" office:value="141" calcext:value-type="float">
            <text:p>141</text:p>
          </table:table-cell>
          <table:table-cell table:style-name="ce124" office:value-type="string" calcext:value-type="string">
            <text:p>Wechselzeit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Zeit</text:p>
          </table:table-cell>
          <table:table-cell table:style-name="ce124" office:value-type="string" calcext:value-type="string">
            <text:p>1 h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h</text:p>
          </table:table-cell>
          <table:table-cell table:style-name="ce252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6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32</text:p>
          </table:table-cell>
          <table:table-cell table:style-name="ce172" table:formula="of:=HEX2DEC([.F128])" office:value-type="float" office:value="9958" calcext:value-type="float">
            <text:p>99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e6020002003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fe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0])" office:value-type="float" office:value="9982" calcext:value-type="float">
            <text:p>998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2" calcext:value-type="float">
            <text:p>142</text:p>
          </table:table-cell>
          <table:table-cell table:style-name="ce124" office:value-type="float" office:value="142" calcext:value-type="float">
            <text:p>142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Abgleichtemperatur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fe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fe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31])" office:value-type="float" office:value="9982" calcext:value-type="float">
            <text:p>998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fe0200028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c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3])" office:value-type="float" office:value="9756" calcext:value-type="float">
            <text:p>975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3" calcext:value-type="float">
            <text:p>143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HZ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c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c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4])" office:value-type="float" office:value="9756" calcext:value-type="float">
            <text:p>97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c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d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6])" office:value-type="float" office:value="9757" calcext:value-type="float">
            <text:p>975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4" calcext:value-type="float">
            <text:p>144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WW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d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d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7])" office:value-type="float" office:value="9757" calcext:value-type="float">
            <text:p>975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d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9])" office:value-type="float" office:value="9746" calcext:value-type="float">
            <text:p>974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5" calcext:value-type="float">
            <text:p>145</text:p>
          </table:table-cell>
          <table:table-cell table:style-name="ce124" office:value-type="float" office:value="145" calcext:value-type="float">
            <text:p>145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HZ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d</text:p>
          </table:table-cell>
          <table:table-cell table:style-name="ce172" table:formula="of:=HEX2DEC([.F140])" office:value-type="float" office:value="9746" calcext:value-type="float">
            <text:p>974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200000201bd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2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6" calcext:value-type="float">
            <text:p>146</text:p>
          </table:table-cell>
          <table:table-cell table:style-name="ce124" office:value-type="float" office:value="146" calcext:value-type="float">
            <text:p>146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WW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3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43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300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5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0" calcext:value-type="float">
            <text:p>150</text:p>
          </table:table-cell>
          <table:table-cell table:style-name="ce127" office:value-type="string" calcext:value-type="string">
            <text:p>150,</text:p>
            <text:p>151</text:p>
          </table:table-cell>
          <table:table-cell table:style-name="ce124" office:value-type="string" calcext:value-type="string">
            <text:p>Uhrzeit</text:p>
          </table:table-cell>
          <table:table-cell table:style-name="ce124" office:value-type="string" calcext:value-type="string">
            <text:p>Aktuelle Uhrzeit</text:p>
          </table:table-cell>
          <table:table-cell table:style-name="ce124" office:value-type="string" calcext:value-type="string">
            <text:p>Tageszeit</text:p>
          </table:table-cell>
          <table:table-cell table:style-name="ce124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6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4</text:p>
          </table:table-cell>
          <table:table-cell table:style-name="ce172" table:formula="of:=HEX2DEC([.F146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20200011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8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1" calcext:value-type="float">
            <text:p>151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203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37</text:p>
          </table:table-cell>
          <table:table-cell table:style-name="ce172" table:formula="of:=HEX2DEC([.F149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20300013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1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3" calcext:value-type="float">
            <text:p>153</text:p>
          </table:table-cell>
          <table:table-cell table:style-name="ce127" office:value-type="string" calcext:value-type="string">
            <text:p>153,</text:p>
            <text:p>154,</text:p>
            <text:p>155</text:p>
          </table:table-cell>
          <table:table-cell table:style-name="ce124" office:value-type="string" calcext:value-type="string">
            <text:p>Datum</text:p>
          </table:table-cell>
          <table:table-cell table:style-name="ce124" office:value-type="string" calcext:value-type="string">
            <text:p>Aktuelles Datum</text:p>
          </table:table-cell>
          <table:table-cell table:style-name="ce124" office:value-type="string" calcext:value-type="string">
            <text:p>Datum</text:p>
          </table:table-cell>
          <table:table-cell table:style-name="ce124"/>
          <table:table-cell table:style-name="ce124" office:value-type="string" calcext:value-type="string">
            <text:p>3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7" office:value-type="string" calcext:value-type="string">
            <text:p>1a</text:p>
          </table:table-cell>
          <table:table-cell table:style-name="ce172" table:formula="of:=HEX2DEC([.F152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200011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4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4" calcext:value-type="float">
            <text:p>154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303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55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3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7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3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7</text:p>
          </table:table-cell>
          <table:table-cell table:style-name="ce172" table:formula="of:=HEX2DEC([.F158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4000117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4 <text:s/>WTC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11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9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0])" office:value-type="float" office:value="9785" calcext:value-type="float">
            <text:p>978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0" calcext:value-type="float">
            <text:p>160</text:p>
          </table:table-cell>
          <table:table-cell table:style-name="ce119" office:value-type="float" office:value="160" calcext:value-type="float">
            <text:p>160</text:p>
          </table:table-cell>
          <table:table-cell table:style-name="ce119" office:value-type="string" calcext:value-type="string">
            <text:p>Betriebsphase WTC</text:p>
          </table:table-cell>
          <table:table-cell table:style-name="ce129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 läuft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9012639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9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61])" office:value-type="float" office:value="9785" calcext:value-type="float">
            <text:p>978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39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1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3])" office:value-type="float" office:value="9537" calcext:value-type="float">
            <text:p>953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1" calcext:value-type="float">
            <text:p>161</text:p>
          </table:table-cell>
          <table:table-cell table:style-name="ce119" office:value-type="float" office:value="161" calcext:value-type="float">
            <text:p>161</text:p>
          </table:table-cell>
          <table:table-cell table:style-name="ce119" office:value-type="string" calcext:value-type="string">
            <text:p>Betriebsphase Brenner</text:p>
          </table:table-cell>
          <table:table-cell table:style-name="ce129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41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64])" office:value-type="float" office:value="9537" calcext:value-type="float">
            <text:p>953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4100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5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6])" office:value-type="float" office:value="9541" calcext:value-type="float">
            <text:p>954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3" calcext:value-type="float">
            <text:p>163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7002545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5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0</text:p>
          </table:table-cell>
          <table:table-cell table:style-name="ce172" table:formula="of:=HEX2DEC([.F167])" office:value-type="float" office:value="9541" calcext:value-type="float">
            <text:p>954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45000002005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9])" office:value-type="float" office:value="9522" calcext:value-type="float">
            <text:p>952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4" calcext:value-type="float">
            <text:p>164</text:p>
          </table:table-cell>
          <table:table-cell table:style-name="ce119" office:value-type="float" office:value="164" calcext:value-type="float">
            <text:p>164</text:p>
          </table:table-cell>
          <table:table-cell table:style-name="ce119" office:value-type="string" calcext:value-type="string">
            <text:p>Kesse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32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a</text:p>
          </table:table-cell>
          <table:table-cell table:style-name="ce172" table:formula="of:=HEX2DEC([.F170])" office:value-type="float" office:value="9522" calcext:value-type="float">
            <text:p>952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3200000200a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2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5" calcext:value-type="float">
            <text:p>165</text:p>
          </table:table-cell>
          <table:table-cell table:style-name="ce119" office:value-type="float" office:value="165" calcext:value-type="float">
            <text:p>165</text:p>
          </table:table-cell>
          <table:table-cell table:style-name="ce119" office:value-type="string" calcext:value-type="string">
            <text:p>Volumenstrom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urchfluss-</text:p>
            <text:p>menge</text:p>
          </table:table-cell>
          <table:table-cell table:style-name="ce119" office:value-type="string" calcext:value-type="string">
            <text:p>1 l/h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3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73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13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5])" office:value-type="float" office:value="9748" calcext:value-type="float">
            <text:p>974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6" calcext:value-type="float">
            <text:p>166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office:value-type="string" calcext:value-type="string">
            <text:p>Anlagendruck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ruck</text:p>
          </table:table-cell>
          <table:table-cell table:style-name="ce119" office:value-type="string" calcext:value-type="string">
            <text:p>0,01 bar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4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7a</text:p>
          </table:table-cell>
          <table:table-cell table:style-name="ce172" table:formula="of:=HEX2DEC([.F176])" office:value-type="float" office:value="9748" calcext:value-type="float">
            <text:p>974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14020002007a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8])" office:value-type="float" office:value="9523" calcext:value-type="float">
            <text:p>952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7" calcext:value-type="float">
            <text:p>167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5"/>
          <table:table-cell table:style-name="ce229"/>
          <table:table-cell table:style-name="ce229" office:value-type="string" calcext:value-type="string">
            <text:p>{"ID":"12345678","SRC":"DDC","CAPI":{"NN":1,"N01":{"VG":"0107002533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d</text:p>
          </table:table-cell>
          <table:table-cell table:style-name="ce172" table:formula="of:=HEX2DEC([.F179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3302000200ad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1])" office:value-type="float" office:value="9527" calcext:value-type="float">
            <text:p>952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3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700253700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c4</text:p>
          </table:table-cell>
          <table:table-cell table:style-name="ce172" table:formula="of:=HEX2DEC([.F182])" office:value-type="float" office:value="9527" calcext:value-type="float">
            <text:p>952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700253700000200c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4])" office:value-type="float" office:value="9777" calcext:value-type="float">
            <text:p>97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0</text:p>
            <text:p>171</text:p>
          </table:table-cell>
          <table:table-cell table:style-name="ce121" office:value-type="string" calcext:value-type="string">
            <text:p>170,</text:p>
            <text:p>171</text:p>
          </table:table-cell>
          <table:table-cell table:style-name="ce119" office:value-type="string" calcext:value-type="string">
            <text:p>Wärmeleistung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Leistung</text:p>
          </table:table-cell>
          <table:table-cell table:style-name="ce119" office:value-type="string" calcext:value-type="string">
            <text:p>0,01 kW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31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85])" office:value-type="float" office:value="9777" calcext:value-type="float">
            <text:p>97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3102000200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87])" office:value-type="float" office:value="9768" calcext:value-type="float">
            <text:p>976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2</text:p>
            <text:p>173</text:p>
          </table:table-cell>
          <table:table-cell table:style-name="ce121" office:value-type="string" calcext:value-type="string">
            <text:p>172,</text:p>
            <text:p>173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Gesamt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8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7" office:value-type="string" calcext:value-type="string">
            <text:p>0000058e</text:p>
          </table:table-cell>
          <table:table-cell table:style-name="ce172" table:formula="of:=HEX2DEC([.F188])" office:value-type="float" office:value="9768" calcext:value-type="float">
            <text:p>97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280200040000058e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7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0])" office:value-type="float" office:value="9766" calcext:value-type="float">
            <text:p>976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4</text:p>
            <text:p>175</text:p>
          </table:table-cell>
          <table:table-cell table:style-name="ce121" office:value-type="string" calcext:value-type="string">
            <text:p>174,</text:p>
            <text:p>175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Heiz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6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436</text:p>
          </table:table-cell>
          <table:table-cell table:style-name="ce172" table:formula="of:=HEX2DEC([.F191])" office:value-type="float" office:value="9766" calcext:value-type="float">
            <text:p>976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260200040000043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3])" office:value-type="float" office:value="9767" calcext:value-type="float">
            <text:p>9767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6</text:p>
            <text:p>177</text:p>
          </table:table-cell>
          <table:table-cell table:style-name="ce121" office:value-type="string" calcext:value-type="string">
            <text:p>176,</text:p>
            <text:p>177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Warmwasser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7020004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158</text:p>
          </table:table-cell>
          <table:table-cell table:style-name="ce172" table:formula="of:=HEX2DEC([.F194])" office:value-type="float" office:value="9767" calcext:value-type="float">
            <text:p>976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9012627020004000001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6 <text:s/>EM-WW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6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0" calcext:value-type="float">
            <text:p>1030</text:p>
          </table:table-cell>
          <table:table-cell table:style-name="ce129" office:value-type="float" office:value="1030" calcext:value-type="float">
            <text:p>1030</text:p>
          </table:table-cell>
          <table:table-cell table:style-name="ce129" office:value-type="string" calcext:value-type="string">
            <text:p>Betriebsart Vorgabe</text:p>
          </table:table-cell>
          <table:table-cell table:style-name="ce129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3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97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30200010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9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29" office:value-type="float" office:value="1031" calcext:value-type="float">
            <text:p>1031</text:p>
          </table:table-cell>
          <table:table-cell table:style-name="ce129" office:value-type="string" calcext:value-type="string">
            <text:p>So/Wi Umschaltung</text:p>
          </table:table-cell>
          <table:table-cell table:style-name="ce129" office:value-type="string" calcext:value-type="string">
            <text:p>0: Aus</text:p>
            <text:p>1: Ein</text:p>
          </table:table-cell>
          <table:table-cell table:style-name="ce129" office:value-type="string" calcext:value-type="string">
            <text:p>Boolesch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8202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200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820200010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2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2" calcext:value-type="float">
            <text:p>1032</text:p>
          </table:table-cell>
          <table:table-cell table:style-name="ce129" office:value-type="float" office:value="1032" calcext:value-type="float">
            <text:p>1032</text:p>
          </table:table-cell>
          <table:table-cell table:style-name="ce129" office:value-type="string" calcext:value-type="string">
            <text:p>Betriebsart aktuell</text:p>
          </table:table-cell>
          <table:table-cell table:style-name="ce129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it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4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203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7e04000106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5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3" calcext:value-type="float">
            <text:p>1033</text:p>
          </table:table-cell>
          <table:table-cell table:style-name="ce129" office:value-type="float" office:value="1033" calcext:value-type="float">
            <text:p>1033</text:p>
          </table:table-cell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50001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1</text:p>
          </table:table-cell>
          <table:table-cell table:style-name="ce172" table:formula="of:=HEX2DEC([.F206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7e05000151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8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6" calcext:value-type="float">
            <text:p>1036</text:p>
          </table:table-cell>
          <table:table-cell table:style-name="ce129" office:value-type="float" office:value="1036" calcext:value-type="float">
            <text:p>1036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5e</text:p>
          </table:table-cell>
          <table:table-cell table:style-name="ce172" table:formula="of:=HEX2DEC([.F209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b020002015e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1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7" calcext:value-type="float">
            <text:p>1037</text:p>
          </table:table-cell>
          <table:table-cell table:style-name="ce129" office:value-type="float" office:value="1037" calcext:value-type="float">
            <text:p>1037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212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a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5 EM-HK</text:p>
          </table:table-cell>
          <table:covered-table-cell table:style-name="ce199"/>
          <table:table-cell table:style-name="ce131" table:number-columns-repeated="5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4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8" calcext:value-type="float">
            <text:p>1038</text:p>
          </table:table-cell>
          <table:table-cell table:style-name="ce129" office:value-type="float" office:value="1038" calcext:value-type="float">
            <text:p>1038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215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902000200a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7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9" calcext:value-type="float">
            <text:p>1039</text:p>
          </table:table-cell>
          <table:table-cell table:style-name="ce129" office:value-type="float" office:value="1039" calcext:value-type="float">
            <text:p>1039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8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218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5802000200d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0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0" calcext:value-type="float">
            <text:p>1040</text:p>
          </table:table-cell>
          <table:table-cell table:style-name="ce129" office:value-type="float" office:value="1040" calcext:value-type="float">
            <text:p>1040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b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221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b02000202bc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3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1" calcext:value-type="float">
            <text:p>1041</text:p>
          </table:table-cell>
          <table:table-cell table:style-name="ce129" office:value-type="float" office:value="1041" calcext:value-type="float">
            <text:p>1041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a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224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a0200020258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6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2" calcext:value-type="float">
            <text:p>1042</text:p>
          </table:table-cell>
          <table:table-cell table:style-name="ce129" office:value-type="float" office:value="1042" calcext:value-type="float">
            <text:p>1042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227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902000201c2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9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3" calcext:value-type="float">
            <text:p>1043</text:p>
          </table:table-cell>
          <table:table-cell table:style-name="ce129" office:value-type="float" office:value="1043" calcext:value-type="float">
            <text:p>1043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Sonderniveau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2c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230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2c020002019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7"/>
          <table:table-cell table:style-name="ce256"/>
          <table:table-cell table:style-name="ce231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2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5" calcext:value-type="float">
            <text:p>1045</text:p>
          </table:table-cell>
          <table:table-cell table:style-name="ce129" office:value-type="float" office:value="1045" calcext:value-type="float">
            <text:p>1045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9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4</text:p>
          </table:table-cell>
          <table:table-cell table:style-name="ce172" table:formula="of:=HEX2DEC([.F233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5902000201b4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/>
          <table:table-cell table:style-name="ce231" table:number-columns-repeated="2"/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5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6" calcext:value-type="float">
            <text:p>1046</text:p>
          </table:table-cell>
          <table:table-cell table:style-name="ce129" office:value-type="float" office:value="1046" calcext:value-type="float">
            <text:p>1046</text:p>
          </table:table-cell>
          <table:table-cell table:style-name="ce129" office:value-type="string" calcext:value-type="string">
            <text:p>Vorlaufist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0702000200"}}}</text:p>
          </table:table-cell>
          <table:table-cell table:number-columns-repeated="16"/>
          <table:table-cell table:style-name="ce15" table:number-columns-repeated="16345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6</text:p>
          </table:table-cell>
          <table:table-cell table:style-name="ce172" table:formula="of:=HEX2DEC([.F236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201250702000201b6"}}}</text:p>
          </table:table-cell>
          <table:table-cell table:number-columns-repeated="16"/>
          <table:table-cell table:style-name="ce15" table:number-columns-repeated="16345"/>
        </table:table-row>
        <table:table-row table:style-name="ro4" table:number-rows-repeated="1048339">
          <table:table-cell table:number-columns-repeated="39"/>
          <table:table-cell table:style-name="ce15" table:number-columns-repeated="16345"/>
        </table:table-row>
        <table:table-row table:style-name="ro4">
          <table:table-cell table:number-columns-repeated="39"/>
          <table:table-cell table:style-name="ce15" table:number-columns-repeated="16345"/>
        </table:table-row>
      </table:table>
      <table:table table:name="Weishaupt CAPI CanApiJson table - without blank lines - without CAPI telegram" table:style-name="ta1" table:print-ranges="'Weishaupt CAPI CanApiJson table - without blank lines - without CAPI telegram'.A8:'Weishaupt CAPI CanApiJson table - without blank lines - without CAPI telegram'.V167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59"/>
        <table:table-column table:style-name="co3" table:default-cell-style-name="ce59"/>
        <table:table-column table:style-name="co5" table:default-cell-style-name="ce59"/>
        <table:table-column table:style-name="co6" table:default-cell-style-name="ce59"/>
        <table:table-column table:style-name="co5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5" table:default-cell-style-name="ce109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36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1" table:number-columns-repeated="8" table:default-cell-style-name="ce15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Weishaupt CanApiJson / CAPI / CAN Api – Parsed telegrams:</text:p>
            </table:table-cell>
            <table:covered-table-cell/>
            <table:covered-table-cell table:style-name="ce59"/>
            <table:covered-table-cell table:number-columns-repeated="7"/>
            <table:table-cell table:number-columns-repeated="3"/>
            <table:table-cell table:style-name="ce107" office:value-type="string" calcext:value-type="string" table:number-columns-spanned="4" table:number-rows-spanned="1">
              <text:p><text:a xlink:href="https://github.com/BorgNumberOne/Weishaupt_CanApiJson" xlink:type="simple">https://github.com/BorgNumberOne/Weishaupt_CanApiJson</text:a></text:p>
            </table:table-cell>
            <table:covered-table-cell table:number-columns-repeated="3"/>
            <table:table-cell table:number-columns-repeated="5"/>
            <table:table-cell table:style-name="Default" table:number-columns-repeated="2"/>
            <table:table-cell table:number-columns-repeated="10"/>
          </table:table-row>
          <table:table-row table:style-name="ro2">
            <table:table-cell/>
            <table:table-cell table:style-name="ce14"/>
            <table:table-cell table:number-columns-repeated="11"/>
            <table:table-cell table:style-name="Default" table:number-columns-repeated="5"/>
            <table:table-cell table:number-columns-repeated="4"/>
            <table:table-cell table:style-name="Default" table:number-columns-repeated="2"/>
            <table:table-cell table:number-columns-repeated="10"/>
          </table:table-row>
          <table:table-row table:style-name="ro1">
            <table:table-cell table:style-name="ce4" office:value-type="string" calcext:value-type="string" table:number-columns-spanned="13" table:number-rows-spanned="1">
              <text:p>Weishaupt CanApiJson / Weishaupt CAPI side of a Weishaupt Gateway WEM-Modbus</text:p>
            </table:table-cell>
            <table:covered-table-cell table:style-name="ce19"/>
            <table:covered-table-cell table:style-name="ce64"/>
            <table:covered-table-cell table:number-columns-repeated="7" table:style-name="ce83"/>
            <table:covered-table-cell table:style-name="ce173"/>
            <table:covered-table-cell table:number-columns-repeated="2" table:style-name="ce83"/>
            <table:table-cell table:style-name="ce189" office:value-type="string" calcext:value-type="string" table:number-columns-spanned="5" table:number-rows-spanned="1">
              <text:p>Modbus TCP side of a Weishaupt Gateway WEM-Modbus</text:p>
            </table:table-cell>
            <table:covered-table-cell table:style-name="ce19"/>
            <table:covered-table-cell table:style-name="ce64"/>
            <table:covered-table-cell table:style-name="ce83"/>
            <table:covered-table-cell table:style-name="ce222"/>
            <table:table-cell table:style-name="ce59" table:number-columns-repeated="3"/>
            <table:table-cell table:style-name="ce239"/>
            <table:table-cell table:style-name="ce234" office:value-type="string" calcext:value-type="string">
              <text:p>RAW CanApiJson telegram</text:p>
            </table:table-cell>
            <table:table-cell table:number-columns-repeated="11"/>
          </table:table-row>
          <table:table-row table:style-name="ro2">
            <table:table-cell/>
            <table:table-cell table:style-name="ce14"/>
            <table:table-cell table:number-columns-repeated="10"/>
            <table:table-cell table:style-name="ce179"/>
            <table:table-cell table:style-name="ce190"/>
            <table:table-cell table:number-columns-repeated="7"/>
            <table:table-cell table:style-name="ce240"/>
            <table:table-cell table:style-name="ce14"/>
            <table:table-cell table:number-columns-repeated="11"/>
          </table:table-row>
          <table:table-row table:style-name="ro1">
            <table:table-cell table:style-name="ce16"/>
            <table:table-cell table:style-name="ce22" office:value-type="string" calcext:value-type="string">
              <text:p>SRC</text:p>
            </table:table-cell>
            <table:table-cell table:style-name="ce61" office:value-type="string" calcext:value-type="string">
              <text:p>CM</text:p>
            </table:table-cell>
            <table:table-cell table:style-name="ce73" table:number-columns-repeated="5"/>
            <table:table-cell table:style-name="ce85"/>
            <table:table-cell table:number-columns-repeated="3"/>
            <table:table-cell table:style-name="ce179"/>
            <table:table-cell table:style-name="ce190"/>
            <table:table-cell table:number-columns-repeated="7"/>
            <table:table-cell table:style-name="ce240"/>
            <table:table-cell table:style-name="ce14"/>
            <table:table-cell table:number-columns-repeated="11"/>
          </table:table-row>
          <table:table-row table:style-name="ro3">
            <table:table-cell table:style-name="ce17" office:value-type="string" calcext:value-type="string" table:number-columns-spanned="2" table:number-rows-spanned="1">
              <text:p><text:span text:style-name="T1">SRC</text:span>:</text:p>
              <text:p/>
              <text:p>requesting device:</text:p>
              <text:p><text:span text:style-name="T1">DDC</text:span></text:p>
              <text:p>(WEM-Modbus)</text:p>
              <text:p/>
              <text:p>responding device:</text:p>
              <text:p><text:span text:style-name="T1">SYS</text:span></text:p>
              <text:p>(Systemgerät)</text:p>
            </table:table-cell>
            <table:covered-table-cell table:style-name="ce35"/>
            <table:table-cell table:style-name="ce35" office:value-type="string" calcext:value-type="string" table:number-columns-spanned="7" table:number-rows-spanned="1">
              <text:p>0x01 (1)  = request reading / <text:span text:style-name="T1">GET</text:span> numeric value</text:p>
              <text:p>0x02 (2)  = <text:span text:style-name="T1">Response</text:span> reading</text:p>
              <text:p>0x03 (3) = request writing / <text:span text:style-name="T1">SET</text:span> numeric value</text:p>
              <text:p>0x04 (4) = <text:span text:style-name="T1">Response</text:span> writing / <text:span text:style-name="T1">ACK</text:span>nowledge</text:p>
              <text:p>0x05 (5) = error</text:p>
              <text:p>0x11 (17) = request string / <text:span text:style-name="T1">GETS</text:span></text:p>
              <text:p><text:span text:style-name="T2">0x12 (18) = </text:span><text:span text:style-name="T1">Response</text:span><text:span text:style-name="T2"> string</text:span></text:p>
              <text:p><text:span text:style-name="T2">0x13 (19) = request writing string / </text:span><text:span text:style-name="T1">SETS</text:span></text:p>
              <text:p><text:span text:style-name="T2">0x14 (20) </text:span><text:span text:style-name="T1">= Response</text:span><text:span text:style-name="T2"> writing string / </text:span><text:span text:style-name="T1">ACK</text:span><text:span text:style-name="T2">nowledge</text:span></text:p>
            </table:table-cell>
            <table:covered-table-cell table:number-columns-repeated="6"/>
            <table:table-cell office:value-type="string" calcext:value-type="string">
              <text:p>HEX</text:p>
              <text:p>to</text:p>
              <text:p>DEC</text:p>
              <text:p>(<text:span text:style-name="T3">OX</text:span>)</text:p>
            </table:table-cell>
            <table:table-cell table:style-name="ce174" office:value-type="string" calcext:value-type="string" table:number-columns-spanned="3" table:number-rows-spanned="1">
              <text:p>Cycle Time (in s)</text:p>
              <text:p> between</text:p>
              <text:p> DDC telegrams</text:p>
            </table:table-cell>
            <table:covered-table-cell table:number-columns-repeated="2" table:style-name="ce83"/>
            <table:table-cell table:style-name="ce191" office:value-type="string" calcext:value-type="string" table:number-columns-spanned="3" table:number-rows-spanned="1">
              <text:p><text:span text:style-name="T4">Modbus TCP register on the Modbus TCP side of</text:span></text:p>
              <text:p>Weishaupt Gateway WEM-Modbus</text:p>
            </table:table-cell>
            <table:covered-table-cell table:style-name="ce200"/>
            <table:covered-table-cell table:style-name="ce219"/>
            <table:table-cell table:style-name="ce41" table:number-columns-repeated="3"/>
            <table:table-cell/>
            <table:table-cell table:style-name="ce41"/>
            <table:table-cell table:style-name="ce125"/>
            <table:table-cell table:style-name="ce41"/>
            <table:table-cell table:number-columns-repeated="11"/>
          </table:table-row>
          <table:table-row table:style-name="ro4">
            <table:table-cell table:style-name="ce18"/>
            <table:table-cell table:style-name="ce24" table:number-columns-repeated="2"/>
            <table:table-cell table:style-name="ce74" office:value-type="string" calcext:value-type="string">
              <text:p>MI</text:p>
            </table:table-cell>
            <table:table-cell table:style-name="ce81" office:value-type="string" calcext:value-type="string">
              <text:p>MX</text:p>
            </table:table-cell>
            <table:table-cell table:style-name="ce81" office:value-type="string" calcext:value-type="string">
              <text:p>OX</text:p>
            </table:table-cell>
            <table:table-cell table:style-name="ce81" office:value-type="string" calcext:value-type="string">
              <text:p>OS</text:p>
            </table:table-cell>
            <table:table-cell table:style-name="ce81" office:value-type="string" calcext:value-type="string">
              <text:p>VS</text:p>
            </table:table-cell>
            <table:table-cell table:style-name="ce86" office:value-type="string" calcext:value-type="string">
              <text:p>VA</text:p>
            </table:table-cell>
            <table:table-cell table:style-name="ce91"/>
            <table:table-cell table:style-name="ce82"/>
            <table:table-cell table:style-name="ce99"/>
            <table:table-cell table:style-name="ce101"/>
            <table:table-cell table:style-name="ce111"/>
            <table:table-cell table:style-name="ce116" office:value-type="string" calcext:value-type="string">
              <text:p>Reg.</text:p>
            </table:table-cell>
            <table:table-cell table:style-name="ce116" office:value-type="string" calcext:value-type="string">
              <text:p>Registername</text:p>
            </table:table-cell>
            <table:table-cell table:style-name="ce116" office:value-type="string" calcext:value-type="string">
              <text:p>Funktion</text:p>
            </table:table-cell>
            <table:table-cell table:style-name="ce116" office:value-type="string" calcext:value-type="string">
              <text:p>Datentyp</text:p>
            </table:table-cell>
            <table:table-cell table:style-name="ce116" office:value-type="string" calcext:value-type="string">
              <text:p>Auflösg.</text:p>
            </table:table-cell>
            <table:table-cell table:style-name="ce137" office:value-type="string" calcext:value-type="string">
              <text:p>Länge</text:p>
            </table:table-cell>
            <table:table-cell table:style-name="ce116" office:value-type="string" calcext:value-type="string">
              <text:p>S/Cov</text:p>
            </table:table-cell>
            <table:table-cell table:style-name="ce241" office:value-type="string" calcext:value-type="string">
              <text:p>Aktualis.</text:p>
            </table:table-cell>
            <table:table-cell table:style-name="ce41"/>
            <table:table-cell table:number-columns-repeated="11"/>
          </table:table-row>
        </table:table-header-rows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7" office:value-type="string" calcext:value-type="string" table:number-columns-spanned="2" table:number-rows-spanned="1">
            <text:p>7.5.1 <text:s/>EM-KA</text:p>
          </table:table-cell>
          <table:covered-table-cell table:style-name="ce41"/>
          <table:table-cell table:style-name="ce41" table:number-columns-repeated="5"/>
          <table:table-cell table:style-name="ce35" table:number-columns-repeated="2"/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0" calcext:value-type="float">
            <text:p>0</text:p>
          </table:table-cell>
          <table:table-cell table:style-name="ce203" office:value-type="string" calcext:value-type="string">
            <text:p>Temperaturfühler an Anschluss T1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6" office:value-type="string" calcext:value-type="string">
            <text:p>No "<text:span text:style-name="T1">EM-KA</text:span>" device/participant available during the research work</text:p>
          </table:table-cell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Temperaturfühler an Anschluss T2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Temperatur</text:p>
          </table:table-cell>
          <table:table-cell table:style-name="ce223" office:value-type="string" calcext:value-type="string">
            <text:p>0,1 °C</text:p>
          </table:table-cell>
          <table:table-cell table:style-name="ce228" office:value-type="string" calcext:value-type="string">
            <text:p>2 Bytes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7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1"/>
        </table:table-row>
        <table:table-row table:style-name="ro4">
          <table:table-cell/>
          <table:table-cell table:style-name="ce25"/>
          <table:table-cell table:style-name="ce66"/>
          <table:table-cell table:style-name="ce93" table:number-columns-repeated="5"/>
          <table:table-cell table:style-name="ce155"/>
          <table:table-cell table:style-name="ce93" table:number-columns-repeated="2"/>
          <table:table-cell table:style-name="ce155"/>
          <table:table-cell table:style-name="ce182"/>
          <table:table-cell table:style-name="ce193"/>
          <table:table-cell table:style-name="ce203" office:value-type="float" office:value="2" calcext:value-type="float">
            <text:p>2</text:p>
          </table:table-cell>
          <table:table-cell table:style-name="ce203" office:value-type="string" calcext:value-type="string">
            <text:p>PWM-Signal an Umwälzpumpe</text:p>
          </table:table-cell>
          <table:table-cell table:style-name="ce203" office:value-type="string" calcext:value-type="string">
            <text:p>Kaskadengerät</text:p>
          </table:table-cell>
          <table:table-cell table:style-name="ce203" office:value-type="string" calcext:value-type="string">
            <text:p>Prozent</text:p>
          </table:table-cell>
          <table:table-cell table:style-name="ce224" office:value-type="percentage" office:value="0.01" calcext:value-type="percentage">
            <text:p>1,00 %</text:p>
          </table:table-cell>
          <table:table-cell table:style-name="ce228" office:value-type="string" calcext:value-type="string">
            <text:p>1 Byte</text:p>
          </table:table-cell>
          <table:table-cell table:style-name="ce203"/>
          <table:table-cell table:style-name="ce249" office:value-type="string" calcext:value-type="string">
            <text:p>m/≥60s</text:p>
          </table:table-cell>
          <table:table-cell table:style-name="ce238" office:value-type="string" calcext:value-type="string">
            <text:p><text:span text:style-name="T5">No "</text:span><text:span text:style-name="T6">EM-KA</text:span><text:span text:style-name="T7">" device/participant available during the research work</text:span></text:p>
          </table:table-cell>
          <table:table-cell table:number-columns-repeated="11"/>
        </table:table-row>
        <table:table-row table:style-name="ro4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2"/>
          <table:table-cell table:style-name="ce117" office:value-type="string" calcext:value-type="string" table:number-columns-spanned="2" table:number-rows-spanned="1">
            <text:p>7.5.2 <text:s/>EM-Sol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/>
          <table:table-cell table:style-name="ce35" table:number-columns-repeated="2"/>
          <table:table-cell table:number-columns-repeated="1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])" office:value-type="float" office:value="9473" calcext:value-type="float">
            <text:p>947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0" calcext:value-type="float">
            <text:p>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Kollektortemperatur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4002501000002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14])" office:value-type="float" office:value="9473" calcext:value-type="float">
            <text:p>9473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010000028000"}}}</text:p>
          </table:table-cell>
          <table:table-cell table:number-columns-repeated="1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])" office:value-type="float" office:value="9474" calcext:value-type="float">
            <text:p>947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1" calcext:value-type="float">
            <text:p>21</text:p>
          </table:table-cell>
          <table:table-cell table:style-name="ce121" office:value-type="float" office:value="21" calcext:value-type="float">
            <text:p>21</text:p>
          </table:table-cell>
          <table:table-cell table:style-name="ce119" office:value-type="string" calcext:value-type="string">
            <text:p>Speichertemperatur unten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02000002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07</text:p>
          </table:table-cell>
          <table:table-cell table:style-name="ce172" table:formula="of:=HEX2DEC([.F16])" office:value-type="float" office:value="9474" calcext:value-type="float">
            <text:p>947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020000020207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7])" office:value-type="float" office:value="9515" calcext:value-type="float">
            <text:p>9515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2</text:p>
            <text:p>23</text:p>
          </table:table-cell>
          <table:table-cell table:style-name="ce121" office:value-type="string" calcext:value-type="string">
            <text:p>22,</text:p>
            <text:p>23</text:p>
          </table:table-cell>
          <table:table-cell table:style-name="ce119" office:value-type="string" calcext:value-type="string">
            <text:p>Solarertrag Gesamtzähler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b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18])" office:value-type="float" office:value="9515" calcext:value-type="float">
            <text:p>9515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2b02000400000000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9])" office:value-type="float" office:value="9514" calcext:value-type="float">
            <text:p>9514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4</text:p>
            <text:p>25</text:p>
          </table:table-cell>
          <table:table-cell table:style-name="ce121" office:value-type="string" calcext:value-type="string">
            <text:p>24,</text:p>
            <text:p>25</text:p>
          </table:table-cell>
          <table:table-cell table:style-name="ce119" office:value-type="string" calcext:value-type="string">
            <text:p>Solarertrag (heute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400252a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0])" office:value-type="float" office:value="9514" calcext:value-type="float">
            <text:p>9514</text:p>
          </table:table-cell>
          <table:table-cell table:style-name="ce149" office:value-type="string" calcext:value-type="string">
            <text:p><text:s/></text:p>
          </table:table-cell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400252a02000400000000"}}}</text:p>
          </table:table-cell>
          <table:table-cell table:number-columns-repeated="11"/>
        </table:table-row>
        <table:table-row table:style-name="ro5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])" office:value-type="float" office:value="9513" calcext:value-type="float">
            <text:p>9513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26</text:p>
            <text:p>27</text:p>
          </table:table-cell>
          <table:table-cell table:style-name="ce121" office:value-type="string" calcext:value-type="string">
            <text:p>26,</text:p>
            <text:p>27</text:p>
          </table:table-cell>
          <table:table-cell table:style-name="ce119" office:value-type="string" calcext:value-type="string">
            <text:p>Solarertrag (Vortag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400252902000400"}}}</text:p>
          </table:table-cell>
          <table:table-cell table:number-columns-repeated="11"/>
        </table:table-row>
        <table:table-row table:style-name="ro4">
          <table:table-cell/>
          <table:table-cell table:style-name="ce16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000</text:p>
          </table:table-cell>
          <table:table-cell table:style-name="ce172" table:formula="of:=HEX2DEC([.F22])" office:value-type="float" office:value="9513" calcext:value-type="float">
            <text:p>9513</text:p>
          </table:table-cell>
          <table:table-cell table:style-name="ce98"/>
          <table:table-cell table:style-name="ce172"/>
          <table:table-cell table:style-name="ce104"/>
          <table:table-cell table:style-name="ce114"/>
          <table:table-cell table:style-name="ce123"/>
          <table:table-cell table:style-name="ce120" table:number-columns-repeated="6"/>
          <table:table-cell table:style-name="ce230"/>
          <table:table-cell table:style-name="ce230" office:value-type="string" calcext:value-type="string">
            <text:p>{"ID":"12345678","SRC":"SYS","CAPI":{"NN":1,"N01":{"VG":"020400252902000400000000"}}}</text:p>
          </table:table-cell>
          <table:table-cell table:number-columns-repeated="11"/>
        </table:table-row>
        <table:table-row table:style-name="ro4">
          <table:table-cell/>
          <table:table-cell table:style-name="ce52"/>
          <table:table-cell table:style-name="ce67"/>
          <table:table-cell table:style-name="ce79" table:number-columns-repeated="5"/>
          <table:table-cell table:style-name="ce82"/>
          <table:table-cell table:style-name="ce95"/>
          <table:table-cell table:style-name="ce82"/>
          <table:table-cell table:style-name="ce95"/>
          <table:table-cell table:style-name="ce106"/>
          <table:table-cell table:style-name="ce112"/>
          <table:table-cell table:style-name="ce117" office:value-type="string" calcext:value-type="string" table:number-columns-spanned="2" table:number-rows-spanned="1">
            <text:p>7.5.3 <text:s/>SG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/>
          <table:table-cell table:style-name="ce35" table:number-columns-repeated="2"/>
          <table:table-cell table:number-columns-repeated="1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4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office:value-type="string" calcext:value-type="string">
            <text:p>Betriebsart Heizkreis 1 Vorgabe</text:p>
          </table:table-cell>
          <table:table-cell table:style-name="ce124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25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302000102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6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1" calcext:value-type="float">
            <text:p>101</text:p>
          </table:table-cell>
          <table:table-cell table:style-name="ce124" office:value-type="float" office:value="101" calcext:value-type="float">
            <text:p>101</text:p>
          </table:table-cell>
          <table:table-cell table:style-name="ce124" office:value-type="string" calcext:value-type="string">
            <text:p>So/Wi Umschaltung Heizkreis 1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8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27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8202000101"}}}</text:p>
          </table:table-cell>
          <table:table-cell table:number-columns-repeated="1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8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2" calcext:value-type="float">
            <text:p>102</text:p>
          </table:table-cell>
          <table:table-cell table:style-name="ce124" office:value-type="float" office:value="102" calcext:value-type="float">
            <text:p>102</text:p>
          </table:table-cell>
          <table:table-cell table:style-name="ce124" office:value-type="string" calcext:value-type="string">
            <text:p>Betriebsart Heizkreis 1 aktuell</text:p>
          </table:table-cell>
          <table:table-cell table:style-name="ce124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29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7e04000106"}}}</text:p>
          </table:table-cell>
          <table:table-cell table:number-columns-repeated="1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0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3" calcext:value-type="float">
            <text:p>103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string" calcext:value-type="string">
            <text:p>Status Heizkreis 1</text:p>
          </table:table-cell>
          <table:table-cell table:style-name="ce124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7e05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4</text:p>
          </table:table-cell>
          <table:table-cell table:style-name="ce172" table:formula="of:=HEX2DEC([.F31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7e0500015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2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6" calcext:value-type="float">
            <text:p>106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c</text:p>
          </table:table-cell>
          <table:table-cell table:style-name="ce172" table:formula="of:=HEX2DEC([.F33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b02000200d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4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7" calcext:value-type="float">
            <text:p>107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35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a02000200d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6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37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3902000200a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38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9" calcext:value-type="float">
            <text:p>109</text:p>
          </table:table-cell>
          <table:table-cell table:style-name="ce124" office:value-type="float" office:value="109" calcext:value-type="float">
            <text:p>109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39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58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0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0" calcext:value-type="float">
            <text:p>110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41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b02000202b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2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1" calcext:value-type="float">
            <text:p>111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43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a02000202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4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2" calcext:value-type="float">
            <text:p>112</text:p>
          </table:table-cell>
          <table:table-cell table:style-name="ce124" office:value-type="float" office:value="112" calcext:value-type="float">
            <text:p>112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6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45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6902000201c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6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Sonderniveau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47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2c020002019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7f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48])" office:value-type="float" office:value="10233" calcext:value-type="float">
            <text:p>1023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4" calcext:value-type="float">
            <text:p>114</text:p>
          </table:table-cell>
          <table:table-cell table:style-name="ce124" office:value-type="float" office:value="114" calcext:value-type="float">
            <text:p>114</text:p>
          </table:table-cell>
          <table:table-cell table:style-name="ce124" office:value-type="string" calcext:value-type="string">
            <text:p>N1-Vorgabe über Ethernet</text:p>
          </table:table-cell>
          <table:table-cell table:style-name="ce124"/>
          <table:table-cell table:style-name="ce124" office:value-type="string" calcext:value-type="string">
            <text:p>Prozent</text:p>
            <text:p>(0...100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</text:p>
            <text:p>0,1%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7f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5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7f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1</text:p>
          </table:table-cell>
          <table:table-cell table:style-name="ce172" table:formula="of:=HEX2DEC([.F49])" office:value-type="float" office:value="10233" calcext:value-type="float">
            <text:p>1023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5010027f9020002000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0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5" calcext:value-type="float">
            <text:p>115</text:p>
          </table:table-cell>
          <table:table-cell table:style-name="ce124" office:value-type="float" office:value="115" calcext:value-type="float">
            <text:p>115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0255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51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59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2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6" calcext:value-type="float">
            <text:p>116</text:p>
          </table:table-cell>
          <table:table-cell table:style-name="ce124" office:value-type="float" office:value="116" calcext:value-type="float">
            <text:p>116</text:p>
          </table:table-cell>
          <table:table-cell table:style-name="ce124" office:value-type="string" calcext:value-type="string">
            <text:p>Vorlaufist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0250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2</text:p>
          </table:table-cell>
          <table:table-cell table:style-name="ce172" table:formula="of:=HEX2DEC([.F53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2002507020002023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f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4])" office:value-type="float" office:value="9759" calcext:value-type="float">
            <text:p>975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7" calcext:value-type="float">
            <text:p>117</text:p>
          </table:table-cell>
          <table:table-cell table:style-name="ce124" office:value-type="float" office:value="117" calcext:value-type="float">
            <text:p>117</text:p>
          </table:table-cell>
          <table:table-cell table:style-name="ce124" office:value-type="string" calcext:value-type="string">
            <text:p>Plattenwärmetauschertemperatur (B2)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1f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f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55])" office:value-type="float" office:value="9759" calcext:value-type="float">
            <text:p>97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f0200028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0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6])" office:value-type="float" office:value="9568" calcext:value-type="float">
            <text:p>956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8" calcext:value-type="float">
            <text:p>118</text:p>
          </table:table-cell>
          <table:table-cell table:style-name="ce124" office:value-type="float" office:value="118" calcext:value-type="float">
            <text:p>118</text:p>
          </table:table-cell>
          <table:table-cell table:style-name="ce124" office:value-type="string" calcext:value-type="string">
            <text:p>Pufferspeicher Temperatur ob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0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0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35</text:p>
          </table:table-cell>
          <table:table-cell table:style-name="ce172" table:formula="of:=HEX2DEC([.F57])" office:value-type="float" office:value="9568" calcext:value-type="float">
            <text:p>95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00200020235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58])" office:value-type="float" office:value="9569" calcext:value-type="float">
            <text:p>956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9" calcext:value-type="float">
            <text:p>119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string" calcext:value-type="string">
            <text:p>Pufferspeicher Temperatur unt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1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13</text:p>
          </table:table-cell>
          <table:table-cell table:style-name="ce172" table:formula="of:=HEX2DEC([.F59])" office:value-type="float" office:value="9569" calcext:value-type="float">
            <text:p>956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10200020213"}}}</text:p>
          </table:table-cell>
          <table:table-cell table:number-columns-repeated="1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3f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8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0])" office:value-type="float" office:value="9791" calcext:value-type="float">
            <text:p>979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string" calcext:value-type="string">
            <text:p>120</text:p>
            <text:p>121</text:p>
            <text:p>122</text:p>
            <text:p>123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office:value-type="string" calcext:value-type="string">
            <text:p>Can Open spezifisch</text:p>
          </table:table-cell>
          <table:table-cell table:style-name="ce124" table:number-columns-repeated="3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3f00000800"}}}</text:p>
          </table:table-cell>
          <table:table-cell table:number-columns-repeated="11"/>
        </table:table-row>
        <table:table-row table:style-name="ro6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1" calcext:value-type="float">
            <text:p>121</text:p>
          </table:table-cell>
          <table:table-cell table:style-name="ce118" office:value-type="string" calcext:value-type="string">
            <text:p>Fehler/Warnung anstehend (Bit7…5 frei)</text:p>
          </table:table-cell>
          <table:table-cell table:style-name="ce118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2" calcext:value-type="float">
            <text:p>122</text:p>
          </table:table-cell>
          <table:table-cell table:style-name="ce118" office:value-type="string" calcext:value-type="string">
            <text:p>Fehlernummer</text:p>
          </table:table-cell>
          <table:table-cell table:style-name="ce118" office:value-type="string" calcext:value-type="string">
            <text:p>Aktuelle Fehlernummer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5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6"/>
          <table:table-cell table:style-name="ce52"/>
          <table:table-cell table:style-name="ce96"/>
          <table:table-cell table:style-name="ce105"/>
          <table:table-cell table:style-name="ce112"/>
          <table:table-cell table:style-name="ce118" office:value-type="float" office:value="123" calcext:value-type="float">
            <text:p>123</text:p>
          </table:table-cell>
          <table:table-cell table:style-name="ce118" office:value-type="string" calcext:value-type="string">
            <text:p>Modul</text:p>
          </table:table-cell>
          <table:table-cell table:style-name="ce118" office:value-type="string" calcext:value-type="string">
            <text:p>Bit15…8: Modul-ID</text:p>
            <text:p>Bit7…0:   Modul-Index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253" office:value-type="string" calcext:value-type="string">
            <text:p>m/≥60s</text:p>
          </table:table-cell>
          <table:table-cell table:style-name="ce35"/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3f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8</text:p>
          </table:table-cell>
          <table:table-cell table:style-name="ce162" office:value-type="string" calcext:value-type="string">
            <text:p>0000000000000000</text:p>
          </table:table-cell>
          <table:table-cell table:style-name="ce172" table:formula="of:=HEX2DEC([.F64])" office:value-type="float" office:value="9791" calcext:value-type="float">
            <text:p>9791</text:p>
          </table:table-cell>
          <table:table-cell table:style-name="ce149"/>
          <table:table-cell table:style-name="ce172"/>
          <table:table-cell table:style-name="ce104"/>
          <table:table-cell table:style-name="ce114"/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3f0000080000000000000000"}}}</text:p>
          </table:table-cell>
          <table:table-cell table:number-columns-repeated="11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e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5])" office:value-type="float" office:value="9758" calcext:value-type="float">
            <text:p>975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4" calcext:value-type="float">
            <text:p>124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string" calcext:value-type="string">
            <text:p>Systembetriebsart</text:p>
          </table:table-cell>
          <table:table-cell table:style-name="ce124" office:value-type="string" calcext:value-type="string">
            <text:p>1: Standby</text:p>
            <text:p>2: Sommer</text:p>
            <text:p>3: Automati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e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e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3</text:p>
          </table:table-cell>
          <table:table-cell table:style-name="ce172" table:formula="of:=HEX2DEC([.F66])" office:value-type="float" office:value="9758" calcext:value-type="float">
            <text:p>97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e00000103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b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7])" office:value-type="float" office:value="9905" calcext:value-type="float">
            <text:p>9905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5" calcext:value-type="float">
            <text:p>125</text:p>
          </table:table-cell>
          <table:table-cell table:style-name="ce124" office:value-type="float" office:value="125" calcext:value-type="float">
            <text:p>125</text:p>
          </table:table-cell>
          <table:table-cell table:style-name="ce124" office:value-type="string" calcext:value-type="string">
            <text:p>Außen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b1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b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8</text:p>
          </table:table-cell>
          <table:table-cell table:style-name="ce172" table:formula="of:=HEX2DEC([.F68])" office:value-type="float" office:value="9905" calcext:value-type="float">
            <text:p>990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b102000200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c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69])" office:value-type="float" office:value="9628" calcext:value-type="float">
            <text:p>9628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6" calcext:value-type="float">
            <text:p>126</text:p>
          </table:table-cell>
          <table:table-cell table:style-name="ce124" office:value-type="float" office:value="126" calcext:value-type="float">
            <text:p>126</text:p>
          </table:table-cell>
          <table:table-cell table:style-name="ce124" office:value-type="string" calcext:value-type="string">
            <text:p>Wärmeanforderung Heizung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c01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c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7</text:p>
          </table:table-cell>
          <table:table-cell table:style-name="ce172" table:formula="of:=HEX2DEC([.F70])" office:value-type="float" office:value="9628" calcext:value-type="float">
            <text:p>96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9c01000201b7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9d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1])" office:value-type="float" office:value="9629" calcext:value-type="float">
            <text:p>962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4" office:value-type="float" office:value="127" calcext:value-type="float">
            <text:p>127</text:p>
          </table:table-cell>
          <table:table-cell table:style-name="ce124" office:value-type="string" calcext:value-type="string">
            <text:p>Wärmeanforderung Warmwasse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9d01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9d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72])" office:value-type="float" office:value="9629" calcext:value-type="float">
            <text:p>96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9d01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3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0" calcext:value-type="float">
            <text:p>130</text:p>
          </table:table-cell>
          <table:table-cell table:style-name="ce124" office:value-type="float" office:value="130" calcext:value-type="float">
            <text:p>130</text:p>
          </table:table-cell>
          <table:table-cell table:style-name="ce124" office:value-type="string" calcext:value-type="string">
            <text:p>Status Warmwasser</text:p>
          </table:table-cell>
          <table:table-cell table:style-name="ce124" office:value-type="string" calcext:value-type="string">
            <text:p>0: Warnung anstehend</text:p>
            <text:p>1: Fehler anstehend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69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74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690200010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5])" office:value-type="float" office:value="9545" calcext:value-type="float">
            <text:p>954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1" calcext:value-type="float">
            <text:p>131</text:p>
          </table:table-cell>
          <table:table-cell table:style-name="ce124" office:value-type="float" office:value="131" calcext:value-type="float">
            <text:p>131</text:p>
          </table:table-cell>
          <table:table-cell table:style-name="ce124" office:value-type="string" calcext:value-type="string">
            <text:p>Warmwasser-Push</text:p>
          </table:table-cell>
          <table:table-cell table:style-name="ce124" office:value-type="string" calcext:value-type="string">
            <text:p>Starte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49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76])" office:value-type="float" office:value="9545" calcext:value-type="float">
            <text:p>954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49020001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7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2" calcext:value-type="float">
            <text:p>132</text:p>
          </table:table-cell>
          <table:table-cell table:style-name="ce124" office:value-type="float" office:value="132" calcext:value-type="float">
            <text:p>132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78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39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79])" office:value-type="float" office:value="9528" calcext:value-type="float">
            <text:p>952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3" calcext:value-type="float">
            <text:p>133</text:p>
          </table:table-cell>
          <table:table-cell table:style-name="ce124" office:value-type="float" office:value="133" calcext:value-type="float">
            <text:p>133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3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80])" office:value-type="float" office:value="9528" calcext:value-type="float">
            <text:p>952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38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1])" office:value-type="float" office:value="9516" calcext:value-type="float">
            <text:p>951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4" calcext:value-type="float">
            <text:p>1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string" calcext:value-type="string">
            <text:p>WW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82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2c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2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3])" office:value-type="float" office:value="9513" calcext:value-type="float">
            <text:p>951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4" office:value-type="float" office:value="135" calcext:value-type="float">
            <text:p>135</text:p>
          </table:table-cell>
          <table:table-cell table:style-name="ce124" office:value-type="string" calcext:value-type="string">
            <text:p>Warmwasser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2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2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42</text:p>
          </table:table-cell>
          <table:table-cell table:style-name="ce172" table:formula="of:=HEX2DEC([.F84])" office:value-type="float" office:value="9513" calcext:value-type="float">
            <text:p>951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29020002024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5])" office:value-type="float" office:value="9559" calcext:value-type="float">
            <text:p>955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6" calcext:value-type="float">
            <text:p>136</text:p>
          </table:table-cell>
          <table:table-cell table:style-name="ce124" office:value-type="float" office:value="136" calcext:value-type="float">
            <text:p>136</text:p>
          </table:table-cell>
          <table:table-cell table:style-name="ce124" office:value-type="string" calcext:value-type="string">
            <text:p>Rücklauftemperatur Zirkulatio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300255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86])" office:value-type="float" office:value="9559" calcext:value-type="float">
            <text:p>955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570200028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5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7])" office:value-type="float" office:value="9553" calcext:value-type="float">
            <text:p>955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7" calcext:value-type="float">
            <text:p>137</text:p>
          </table:table-cell>
          <table:table-cell table:style-name="ce124" office:value-type="float" office:value="137" calcext:value-type="float">
            <text:p>137</text:p>
          </table:table-cell>
          <table:table-cell table:style-name="ce124" office:value-type="string" calcext:value-type="string">
            <text:p>Pumpe Warmwasser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3002551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5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88])" office:value-type="float" office:value="9553" calcext:value-type="float">
            <text:p>955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300255102000100"}}}</text:p>
          </table:table-cell>
          <table:table-cell table:number-columns-repeated="1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89])" office:value-type="float" office:value="9956" calcext:value-type="float">
            <text:p>995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0" calcext:value-type="float">
            <text:p>140</text:p>
          </table:table-cell>
          <table:table-cell table:style-name="ce124" office:value-type="float" office:value="140" calcext:value-type="float">
            <text:p>140</text:p>
          </table:table-cell>
          <table:table-cell table:style-name="ce124" office:value-type="string" calcext:value-type="string">
            <text:p>Folgewechsel</text:p>
          </table:table-cell>
          <table:table-cell table:style-name="ce124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252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4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90])" office:value-type="float" office:value="9956" calcext:value-type="float">
            <text:p>99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e40200010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e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1])" office:value-type="float" office:value="9958" calcext:value-type="float">
            <text:p>995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1" calcext:value-type="float">
            <text:p>141</text:p>
          </table:table-cell>
          <table:table-cell table:style-name="ce124" office:value-type="float" office:value="141" calcext:value-type="float">
            <text:p>141</text:p>
          </table:table-cell>
          <table:table-cell table:style-name="ce124" office:value-type="string" calcext:value-type="string">
            <text:p>Wechselzeit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Zeit</text:p>
          </table:table-cell>
          <table:table-cell table:style-name="ce124" office:value-type="string" calcext:value-type="string">
            <text:p>1 h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h</text:p>
          </table:table-cell>
          <table:table-cell table:style-name="ce252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10026e6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e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32</text:p>
          </table:table-cell>
          <table:table-cell table:style-name="ce172" table:formula="of:=HEX2DEC([.F92])" office:value-type="float" office:value="9958" calcext:value-type="float">
            <text:p>995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e6020002003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fe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3])" office:value-type="float" office:value="9982" calcext:value-type="float">
            <text:p>998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2" calcext:value-type="float">
            <text:p>142</text:p>
          </table:table-cell>
          <table:table-cell table:style-name="ce124" office:value-type="float" office:value="142" calcext:value-type="float">
            <text:p>142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Abgleichtemperatur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6fe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fe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8000</text:p>
          </table:table-cell>
          <table:table-cell table:style-name="ce172" table:formula="of:=HEX2DEC([.F94])" office:value-type="float" office:value="9982" calcext:value-type="float">
            <text:p>998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fe0200028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c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5])" office:value-type="float" office:value="9756" calcext:value-type="float">
            <text:p>975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3" calcext:value-type="float">
            <text:p>143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HZ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c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c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6])" office:value-type="float" office:value="9756" calcext:value-type="float">
            <text:p>975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c00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7" office:value-type="string" calcext:value-type="string">
            <text:p>261d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7])" office:value-type="float" office:value="9757" calcext:value-type="float">
            <text:p>975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4" calcext:value-type="float">
            <text:p>144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WW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d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9" office:value-type="string" calcext:value-type="string">
            <text:p>261d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98])" office:value-type="float" office:value="9757" calcext:value-type="float">
            <text:p>975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d00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99])" office:value-type="float" office:value="9746" calcext:value-type="float">
            <text:p>9746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5" calcext:value-type="float">
            <text:p>145</text:p>
          </table:table-cell>
          <table:table-cell table:style-name="ce124" office:value-type="float" office:value="145" calcext:value-type="float">
            <text:p>145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HZ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2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d</text:p>
          </table:table-cell>
          <table:table-cell table:style-name="ce172" table:formula="of:=HEX2DEC([.F100])" office:value-type="float" office:value="9746" calcext:value-type="float">
            <text:p>974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200000201bd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1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6" calcext:value-type="float">
            <text:p>146</text:p>
          </table:table-cell>
          <table:table-cell table:style-name="ce124" office:value-type="float" office:value="146" calcext:value-type="float">
            <text:p>146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WW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613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02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61300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3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0" calcext:value-type="float">
            <text:p>150</text:p>
          </table:table-cell>
          <table:table-cell table:style-name="ce127" office:value-type="string" calcext:value-type="string">
            <text:p>150,</text:p>
            <text:p>151</text:p>
          </table:table-cell>
          <table:table-cell table:style-name="ce124" office:value-type="string" calcext:value-type="string">
            <text:p>Uhrzeit</text:p>
          </table:table-cell>
          <table:table-cell table:style-name="ce124" office:value-type="string" calcext:value-type="string">
            <text:p>Aktuelle Uhrzeit</text:p>
          </table:table-cell>
          <table:table-cell table:style-name="ce124" office:value-type="string" calcext:value-type="string">
            <text:p>Tageszeit</text:p>
          </table:table-cell>
          <table:table-cell table:style-name="ce124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252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100256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4</text:p>
          </table:table-cell>
          <table:table-cell table:style-name="ce172" table:formula="of:=HEX2DEC([.F104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10025620200011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2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5])" office:value-type="float" office:value="9570" calcext:value-type="float">
            <text:p>9570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1" calcext:value-type="float">
            <text:p>151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203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2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37</text:p>
          </table:table-cell>
          <table:table-cell table:style-name="ce172" table:formula="of:=HEX2DEC([.F106])" office:value-type="float" office:value="9570" calcext:value-type="float">
            <text:p>957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203000137"}}}</text:p>
          </table:table-cell>
          <table:table-cell table:number-columns-repeated="11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7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3" calcext:value-type="float">
            <text:p>153</text:p>
          </table:table-cell>
          <table:table-cell table:style-name="ce127" office:value-type="string" calcext:value-type="string">
            <text:p>153,</text:p>
            <text:p>154,</text:p>
            <text:p>155</text:p>
          </table:table-cell>
          <table:table-cell table:style-name="ce124" office:value-type="string" calcext:value-type="string">
            <text:p>Datum</text:p>
          </table:table-cell>
          <table:table-cell table:style-name="ce124" office:value-type="string" calcext:value-type="string">
            <text:p>Aktuelles Datum</text:p>
          </table:table-cell>
          <table:table-cell table:style-name="ce124" office:value-type="string" calcext:value-type="string">
            <text:p>Datum</text:p>
          </table:table-cell>
          <table:table-cell table:style-name="ce124"/>
          <table:table-cell table:style-name="ce124" office:value-type="string" calcext:value-type="string">
            <text:p>3 Bytes</text:p>
          </table:table-cell>
          <table:table-cell table:style-name="ce124"/>
          <table:table-cell table:style-name="ce252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100256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7" office:value-type="string" calcext:value-type="string">
            <text:p>1a</text:p>
          </table:table-cell>
          <table:table-cell table:style-name="ce172" table:formula="of:=HEX2DEC([.F108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200011a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3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09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4" calcext:value-type="float">
            <text:p>154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303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3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10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300010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63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1])" office:value-type="float" office:value="9571" calcext:value-type="float">
            <text:p>957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9" table:number-columns-repeated="5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1002563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63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17</text:p>
          </table:table-cell>
          <table:table-cell table:style-name="ce172" table:formula="of:=HEX2DEC([.F112])" office:value-type="float" office:value="9571" calcext:value-type="float">
            <text:p>957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100256304000117"}}}</text:p>
          </table:table-cell>
          <table:table-cell table:number-columns-repeated="11"/>
        </table:table-row>
        <table:table-row table:style-name="ro4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4 <text:s/>WTC</text:p>
          </table:table-cell>
          <table:covered-table-cell table:style-name="ce41"/>
          <table:table-cell table:style-name="ce41" table:number-columns-repeated="3"/>
          <table:table-cell table:style-name="ce139"/>
          <table:table-cell table:style-name="ce41"/>
          <table:table-cell table:style-name="ce35" table:number-columns-repeated="2"/>
          <table:table-cell table:number-columns-repeated="11"/>
        </table:table-row>
        <table:table-row table:style-name="ro11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9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4])" office:value-type="float" office:value="9785" calcext:value-type="float">
            <text:p>9785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0" calcext:value-type="float">
            <text:p>160</text:p>
          </table:table-cell>
          <table:table-cell table:style-name="ce119" office:value-type="float" office:value="160" calcext:value-type="float">
            <text:p>160</text:p>
          </table:table-cell>
          <table:table-cell table:style-name="ce119" office:value-type="string" calcext:value-type="string">
            <text:p>Betriebsphase WTC</text:p>
          </table:table-cell>
          <table:table-cell table:style-name="ce129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 läuft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9012639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9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15])" office:value-type="float" office:value="9785" calcext:value-type="float">
            <text:p>9785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3900000100"}}}</text:p>
          </table:table-cell>
          <table:table-cell table:number-columns-repeated="11"/>
        </table:table-row>
        <table:table-row table:style-name="ro1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1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6])" office:value-type="float" office:value="9537" calcext:value-type="float">
            <text:p>953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1" calcext:value-type="float">
            <text:p>161</text:p>
          </table:table-cell>
          <table:table-cell table:style-name="ce119" office:value-type="float" office:value="161" calcext:value-type="float">
            <text:p>161</text:p>
          </table:table-cell>
          <table:table-cell table:style-name="ce119" office:value-type="string" calcext:value-type="string">
            <text:p>Betriebsphase Brenner</text:p>
          </table:table-cell>
          <table:table-cell table:style-name="ce129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4100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1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0</text:p>
          </table:table-cell>
          <table:table-cell table:style-name="ce172" table:formula="of:=HEX2DEC([.F117])" office:value-type="float" office:value="9537" calcext:value-type="float">
            <text:p>953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41000001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45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18])" office:value-type="float" office:value="9541" calcext:value-type="float">
            <text:p>954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3" calcext:value-type="float">
            <text:p>163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7002545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45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50</text:p>
          </table:table-cell>
          <table:table-cell table:style-name="ce172" table:formula="of:=HEX2DEC([.F119])" office:value-type="float" office:value="9541" calcext:value-type="float">
            <text:p>954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45000002005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2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0])" office:value-type="float" office:value="9522" calcext:value-type="float">
            <text:p>9522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4" calcext:value-type="float">
            <text:p>164</text:p>
          </table:table-cell>
          <table:table-cell table:style-name="ce119" office:value-type="float" office:value="164" calcext:value-type="float">
            <text:p>164</text:p>
          </table:table-cell>
          <table:table-cell table:style-name="ce119" office:value-type="string" calcext:value-type="string">
            <text:p>Kesse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7002532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2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a</text:p>
          </table:table-cell>
          <table:table-cell table:style-name="ce172" table:formula="of:=HEX2DEC([.F121])" office:value-type="float" office:value="9522" calcext:value-type="float">
            <text:p>952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3200000200aa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2])" office:value-type="float" office:value="9747" calcext:value-type="float">
            <text:p>974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5" calcext:value-type="float">
            <text:p>165</text:p>
          </table:table-cell>
          <table:table-cell table:style-name="ce119" office:value-type="float" office:value="165" calcext:value-type="float">
            <text:p>165</text:p>
          </table:table-cell>
          <table:table-cell table:style-name="ce119" office:value-type="string" calcext:value-type="string">
            <text:p>Volumenstrom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urchfluss-</text:p>
            <text:p>menge</text:p>
          </table:table-cell>
          <table:table-cell table:style-name="ce119" office:value-type="string" calcext:value-type="string">
            <text:p>1 l/h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3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23])" office:value-type="float" office:value="9747" calcext:value-type="float">
            <text:p>974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13020002000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14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4])" office:value-type="float" office:value="9748" calcext:value-type="float">
            <text:p>974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6" calcext:value-type="float">
            <text:p>166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office:value-type="string" calcext:value-type="string">
            <text:p>Anlagendruck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ruck</text:p>
          </table:table-cell>
          <table:table-cell table:style-name="ce119" office:value-type="string" calcext:value-type="string">
            <text:p>0,01 bar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14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14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7a</text:p>
          </table:table-cell>
          <table:table-cell table:style-name="ce172" table:formula="of:=HEX2DEC([.F125])" office:value-type="float" office:value="9748" calcext:value-type="float">
            <text:p>974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14020002007a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6])" office:value-type="float" office:value="9523" calcext:value-type="float">
            <text:p>9523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7" calcext:value-type="float">
            <text:p>167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5"/>
          <table:table-cell table:style-name="ce229"/>
          <table:table-cell table:style-name="ce229" office:value-type="string" calcext:value-type="string">
            <text:p>{"ID":"12345678","SRC":"DDC","CAPI":{"NN":1,"N01":{"VG":"0107002533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d</text:p>
          </table:table-cell>
          <table:table-cell table:style-name="ce172" table:formula="of:=HEX2DEC([.F127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700253302000200ad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2537</text:p>
          </table:table-cell>
          <table:table-cell table:style-name="ce151" office:value-type="string" calcext:value-type="string">
            <text:p>00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28])" office:value-type="float" office:value="9527" calcext:value-type="float">
            <text:p>9527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3"/>
          <table:table-cell table:style-name="ce129"/>
          <table:table-cell table:style-name="ce119"/>
          <table:table-cell table:style-name="ce229"/>
          <table:table-cell table:style-name="ce229" office:value-type="string" calcext:value-type="string">
            <text:p>{"ID":"12345678","SRC":"DDC","CAPI":{"NN":1,"N01":{"VG":"010700253700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2537</text:p>
          </table:table-cell>
          <table:table-cell table:style-name="ce144" office:value-type="string" calcext:value-type="string">
            <text:p>00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c4</text:p>
          </table:table-cell>
          <table:table-cell table:style-name="ce172" table:formula="of:=HEX2DEC([.F129])" office:value-type="float" office:value="9527" calcext:value-type="float">
            <text:p>952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700253700000200c4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3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0])" office:value-type="float" office:value="9777" calcext:value-type="float">
            <text:p>97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0</text:p>
            <text:p>171</text:p>
          </table:table-cell>
          <table:table-cell table:style-name="ce121" office:value-type="string" calcext:value-type="string">
            <text:p>170,</text:p>
            <text:p>171</text:p>
          </table:table-cell>
          <table:table-cell table:style-name="ce119" office:value-type="string" calcext:value-type="string">
            <text:p>Wärmeleistung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Leistung</text:p>
          </table:table-cell>
          <table:table-cell table:style-name="ce119" office:value-type="string" calcext:value-type="string">
            <text:p>0,01 kW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9012631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31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000</text:p>
          </table:table-cell>
          <table:table-cell table:style-name="ce172" table:formula="of:=HEX2DEC([.F131])" office:value-type="float" office:value="9777" calcext:value-type="float">
            <text:p>97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310200020000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2])" office:value-type="float" office:value="9768" calcext:value-type="float">
            <text:p>9768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2</text:p>
            <text:p>173</text:p>
          </table:table-cell>
          <table:table-cell table:style-name="ce121" office:value-type="string" calcext:value-type="string">
            <text:p>172,</text:p>
            <text:p>173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Gesamt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8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7" office:value-type="string" calcext:value-type="string">
            <text:p>0000058e</text:p>
          </table:table-cell>
          <table:table-cell table:style-name="ce172" table:formula="of:=HEX2DEC([.F133])" office:value-type="float" office:value="9768" calcext:value-type="float">
            <text:p>976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280200040000058e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6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4])" office:value-type="float" office:value="9766" calcext:value-type="float">
            <text:p>9766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4</text:p>
            <text:p>175</text:p>
          </table:table-cell>
          <table:table-cell table:style-name="ce121" office:value-type="string" calcext:value-type="string">
            <text:p>174,</text:p>
            <text:p>175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Heiz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6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6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436</text:p>
          </table:table-cell>
          <table:table-cell table:style-name="ce172" table:formula="of:=HEX2DEC([.F135])" office:value-type="float" office:value="9766" calcext:value-type="float">
            <text:p>976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7"/>
          <table:table-cell table:style-name="ce230"/>
          <table:table-cell table:style-name="ce230" office:value-type="string" calcext:value-type="string">
            <text:p>{"ID":"12345678","SRC":"SYS","CAPI":{"NN":1,"N01":{"VG":"020901262602000400000436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9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62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4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6])" office:value-type="float" office:value="9767" calcext:value-type="float">
            <text:p>9767</text:p>
          </table:table-cell>
          <table:table-cell table:style-name="ce157" office:value-type="float" office:value="60" calcext:value-type="float">
            <text:p>60</text:p>
          </table:table-cell>
          <table:table-cell table:style-name="ce175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6</text:p>
            <text:p>177</text:p>
          </table:table-cell>
          <table:table-cell table:style-name="ce121" office:value-type="string" calcext:value-type="string">
            <text:p>176,</text:p>
            <text:p>177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Warmwasser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229" office:value-type="string" calcext:value-type="string">
            <text:p>l/≥10min</text:p>
          </table:table-cell>
          <table:table-cell table:style-name="ce229" office:value-type="string" calcext:value-type="string">
            <text:p>{"ID":"12345678","SRC":"DDC","CAPI":{"NN":1,"N01":{"VG":"0109012627020004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9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62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4</text:p>
          </table:table-cell>
          <table:table-cell table:style-name="ce162" office:value-type="string" calcext:value-type="string">
            <text:p>00000158</text:p>
          </table:table-cell>
          <table:table-cell table:style-name="ce172" table:formula="of:=HEX2DEC([.F137])" office:value-type="float" office:value="9767" calcext:value-type="float">
            <text:p>976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901262702000400000158"}}}</text:p>
          </table:table-cell>
          <table:table-cell table:number-columns-repeated="11"/>
        </table:table-row>
        <table:table-row table:style-name="ro4">
          <table:table-cell/>
          <table:table-cell table:style-name="ce243"/>
          <table:table-cell table:style-name="ce244"/>
          <table:table-cell table:style-name="ce245" table:number-columns-repeated="5"/>
          <table:table-cell table:style-name="ce246"/>
          <table:table-cell table:style-name="ce172" table:number-columns-repeated="3"/>
          <table:table-cell table:style-name="ce104"/>
          <table:table-cell table:style-name="ce114"/>
          <table:table-cell table:style-name="ce128" office:value-type="string" calcext:value-type="string" table:number-columns-spanned="2" table:number-rows-spanned="1">
            <text:p>7.5.6 <text:s/>EM-WW</text:p>
          </table:table-cell>
          <table:covered-table-cell table:style-name="ce41"/>
          <table:table-cell table:style-name="ce120" table:number-columns-repeated="3"/>
          <table:table-cell table:style-name="ce140"/>
          <table:table-cell table:style-name="ce120"/>
          <table:table-cell table:style-name="ce230" table:number-columns-repeated="2"/>
          <table:table-cell table:number-columns-repeated="1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3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39])" office:value-type="float" office:value="9523" calcext:value-type="float">
            <text:p>9523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0" calcext:value-type="float">
            <text:p>1030</text:p>
          </table:table-cell>
          <table:table-cell table:style-name="ce129" office:value-type="float" office:value="1030" calcext:value-type="float">
            <text:p>1030</text:p>
          </table:table-cell>
          <table:table-cell table:style-name="ce129" office:value-type="string" calcext:value-type="string">
            <text:p>Betriebsart Vorgabe</text:p>
          </table:table-cell>
          <table:table-cell table:style-name="ce129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3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3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2</text:p>
          </table:table-cell>
          <table:table-cell table:style-name="ce172" table:formula="of:=HEX2DEC([.F140])" office:value-type="float" office:value="9523" calcext:value-type="float">
            <text:p>9523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302000102"}}}</text:p>
          </table:table-cell>
          <table:table-cell table:number-columns-repeated="1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82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1])" office:value-type="float" office:value="9602" calcext:value-type="float">
            <text:p>9602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29" office:value-type="float" office:value="1031" calcext:value-type="float">
            <text:p>1031</text:p>
          </table:table-cell>
          <table:table-cell table:style-name="ce129" office:value-type="string" calcext:value-type="string">
            <text:p>So/Wi Umschaltung</text:p>
          </table:table-cell>
          <table:table-cell table:style-name="ce129" office:value-type="string" calcext:value-type="string">
            <text:p>0: Aus</text:p>
            <text:p>1: Ein</text:p>
          </table:table-cell>
          <table:table-cell table:style-name="ce129" office:value-type="string" calcext:value-type="string">
            <text:p>Boolesch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8202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8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1</text:p>
          </table:table-cell>
          <table:table-cell table:style-name="ce172" table:formula="of:=HEX2DEC([.F142])" office:value-type="float" office:value="9602" calcext:value-type="float">
            <text:p>9602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8202000101"}}}</text:p>
          </table:table-cell>
          <table:table-cell table:number-columns-repeated="1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4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3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2" calcext:value-type="float">
            <text:p>1032</text:p>
          </table:table-cell>
          <table:table-cell table:style-name="ce129" office:value-type="float" office:value="1032" calcext:value-type="float">
            <text:p>1032</text:p>
          </table:table-cell>
          <table:table-cell table:style-name="ce129" office:value-type="string" calcext:value-type="string">
            <text:p>Betriebsart aktuell</text:p>
          </table:table-cell>
          <table:table-cell table:style-name="ce129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it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4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4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06</text:p>
          </table:table-cell>
          <table:table-cell table:style-name="ce172" table:formula="of:=HEX2DEC([.F144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7e04000106"}}}</text:p>
          </table:table-cell>
          <table:table-cell table:number-columns-repeated="1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7e</text:p>
          </table:table-cell>
          <table:table-cell table:style-name="ce151" office:value-type="string" calcext:value-type="string">
            <text:p>05</text:p>
          </table:table-cell>
          <table:table-cell table:style-name="ce151" office:value-type="string" calcext:value-type="string">
            <text:p>0001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5])" office:value-type="float" office:value="9598" calcext:value-type="float">
            <text:p>959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3" calcext:value-type="float">
            <text:p>1033</text:p>
          </table:table-cell>
          <table:table-cell table:style-name="ce129" office:value-type="float" office:value="1033" calcext:value-type="float">
            <text:p>1033</text:p>
          </table:table-cell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7e050001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7e</text:p>
          </table:table-cell>
          <table:table-cell table:style-name="ce144" office:value-type="string" calcext:value-type="string">
            <text:p>05</text:p>
          </table:table-cell>
          <table:table-cell table:style-name="ce144" office:value-type="string" calcext:value-type="string">
            <text:p>0001</text:p>
          </table:table-cell>
          <table:table-cell table:style-name="ce162" office:value-type="string" calcext:value-type="string">
            <text:p>51</text:p>
          </table:table-cell>
          <table:table-cell table:style-name="ce172" table:formula="of:=HEX2DEC([.F146])" office:value-type="float" office:value="9598" calcext:value-type="float">
            <text:p>959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7e05000151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7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6" calcext:value-type="float">
            <text:p>1036</text:p>
          </table:table-cell>
          <table:table-cell table:style-name="ce129" office:value-type="float" office:value="1036" calcext:value-type="float">
            <text:p>1036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5e</text:p>
          </table:table-cell>
          <table:table-cell table:style-name="ce172" table:formula="of:=HEX2DEC([.F148])" office:value-type="float" office:value="9531" calcext:value-type="float">
            <text:p>953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b020002015e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49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7" calcext:value-type="float">
            <text:p>1037</text:p>
          </table:table-cell>
          <table:table-cell table:style-name="ce129" office:value-type="float" office:value="1037" calcext:value-type="float">
            <text:p>1037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3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150])" office:value-type="float" office:value="9530" calcext:value-type="float">
            <text:p>953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a02000200d2"}}}</text:p>
          </table:table-cell>
          <table:table-cell table:number-columns-repeated="11"/>
        </table:table-row>
        <table:table-row table:style-name="ro4">
          <table:table-cell/>
          <table:table-cell table:style-name="ce243"/>
          <table:table-cell table:style-name="ce244"/>
          <table:table-cell table:style-name="ce245" table:number-columns-repeated="2"/>
          <table:table-cell table:style-name="ce172"/>
          <table:table-cell table:style-name="ce245" table:number-columns-repeated="2"/>
          <table:table-cell table:style-name="ce120"/>
          <table:table-cell table:style-name="ce172" table:number-columns-repeated="3"/>
          <table:table-cell table:style-name="ce104"/>
          <table:table-cell table:style-name="ce114"/>
          <table:table-cell table:style-name="ce128" office:value-type="string" calcext:value-type="string" table:number-columns-spanned="2" table:number-rows-spanned="1">
            <text:p>7.5.5 EM-HK</text:p>
          </table:table-cell>
          <table:covered-table-cell table:style-name="ce41"/>
          <table:table-cell table:style-name="ce130" table:number-columns-repeated="5"/>
          <table:table-cell table:style-name="ce255"/>
          <table:table-cell table:style-name="ce230"/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2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8" calcext:value-type="float">
            <text:p>1038</text:p>
          </table:table-cell>
          <table:table-cell table:style-name="ce129" office:value-type="float" office:value="1038" calcext:value-type="float">
            <text:p>1038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0,5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3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2" table:formula="of:=HEX2DEC([.F153])" office:value-type="float" office:value="9529" calcext:value-type="float">
            <text:p>952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3902000200a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4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9" calcext:value-type="float">
            <text:p>1039</text:p>
          </table:table-cell>
          <table:table-cell table:style-name="ce129" office:value-type="float" office:value="1039" calcext:value-type="float">
            <text:p>1039</text:p>
          </table:table-cell>
          <table:table-cell table:style-name="ce129" office:value-type="string" calcext:value-type="string">
            <text:p>Raum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8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8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2" table:formula="of:=HEX2DEC([.F155])" office:value-type="float" office:value="9560" calcext:value-type="float">
            <text:p>9560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5802000200d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6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0" calcext:value-type="float">
            <text:p>1040</text:p>
          </table:table-cell>
          <table:table-cell table:style-name="ce129" office:value-type="float" office:value="1040" calcext:value-type="float">
            <text:p>1040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Komfo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b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b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2" table:formula="of:=HEX2DEC([.F157])" office:value-type="float" office:value="9579" calcext:value-type="float">
            <text:p>95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b02000202bc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58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1" calcext:value-type="float">
            <text:p>1041</text:p>
          </table:table-cell>
          <table:table-cell table:style-name="ce129" office:value-type="float" office:value="1041" calcext:value-type="float">
            <text:p>1041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Normal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a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6a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258</text:p>
          </table:table-cell>
          <table:table-cell table:style-name="ce172" table:formula="of:=HEX2DEC([.F159])" office:value-type="float" office:value="9578" calcext:value-type="float">
            <text:p>9578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a0200020258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0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2" calcext:value-type="float">
            <text:p>1042</text:p>
          </table:table-cell>
          <table:table-cell table:style-name="ce129" office:value-type="float" office:value="1042" calcext:value-type="float">
            <text:p>1042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bsenk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6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2" table:formula="of:=HEX2DEC([.F161])" office:value-type="float" office:value="9577" calcext:value-type="float">
            <text:p>9577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6902000201c2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2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3" calcext:value-type="float">
            <text:p>1043</text:p>
          </table:table-cell>
          <table:table-cell table:style-name="ce129" office:value-type="float" office:value="1043" calcext:value-type="float">
            <text:p>1043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Sonderniveau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 office:value-type="string" calcext:value-type="string">
            <text:p>S: 1K</text:p>
          </table:table-cell>
          <table:table-cell table:style-name="ce25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2c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9" office:value-type="string" calcext:value-type="string">
            <text:p>252c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2" office:value-type="string" calcext:value-type="string">
            <text:p>0190</text:p>
          </table:table-cell>
          <table:table-cell table:style-name="ce172" table:formula="of:=HEX2DEC([.F163])" office:value-type="float" office:value="9516" calcext:value-type="float">
            <text:p>9516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2c0200020190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4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5" calcext:value-type="float">
            <text:p>1045</text:p>
          </table:table-cell>
          <table:table-cell table:style-name="ce129" office:value-type="float" office:value="1045" calcext:value-type="float">
            <text:p>1045</text:p>
          </table:table-cell>
          <table:table-cell table:style-name="ce12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9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59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4</text:p>
          </table:table-cell>
          <table:table-cell table:style-name="ce172" table:formula="of:=HEX2DEC([.F165])" office:value-type="float" office:value="9561" calcext:value-type="float">
            <text:p>9561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7"/>
          <table:table-cell table:style-name="ce255"/>
          <table:table-cell table:style-name="ce230" office:value-type="string" calcext:value-type="string">
            <text:p>{"ID":"12345678","SRC":"SYS","CAPI":{"NN":1,"N01":{"VG":"020201255902000201b4"}}}</text:p>
          </table:table-cell>
          <table:table-cell table:number-columns-repeated="1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166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46" calcext:value-type="float">
            <text:p>1046</text:p>
          </table:table-cell>
          <table:table-cell table:style-name="ce129" office:value-type="float" office:value="1046" calcext:value-type="float">
            <text:p>1046</text:p>
          </table:table-cell>
          <table:table-cell table:style-name="ce129" office:value-type="string" calcext:value-type="string">
            <text:p>Vorlaufist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29" office:value-type="string" calcext:value-type="string">
            <text:p>Temperatur</text:p>
          </table:table-cell>
          <table:table-cell table:style-name="ce129" office:value-type="string" calcext:value-type="string">
            <text:p>0,1 °C</text:p>
          </table:table-cell>
          <table:table-cell table:style-name="ce129" office:value-type="string" calcext:value-type="string">
            <text:p>2 Bytes</text:p>
          </table:table-cell>
          <table:table-cell table:style-name="ce129"/>
          <table:table-cell table:style-name="ce254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0702000200"}}}</text:p>
          </table:table-cell>
          <table:table-cell table:number-columns-repeated="11"/>
        </table:table-row>
        <table:table-row table:style-name="ro4">
          <table:table-cell/>
          <table:table-cell table:style-name="ce54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1</text:p>
          </table:table-cell>
          <table:table-cell table:style-name="ce144" office:value-type="string" calcext:value-type="string">
            <text:p>2507</text:p>
          </table:table-cell>
          <table:table-cell table:style-name="ce144" office:value-type="string" calcext:value-type="string">
            <text:p>02</text:p>
          </table:table-cell>
          <table:table-cell table:style-name="ce144" office:value-type="string" calcext:value-type="string">
            <text:p>0002</text:p>
          </table:table-cell>
          <table:table-cell table:style-name="ce167" office:value-type="string" calcext:value-type="string">
            <text:p>01b6</text:p>
          </table:table-cell>
          <table:table-cell table:style-name="ce172" table:formula="of:=HEX2DEC([.F167])" office:value-type="float" office:value="9479" calcext:value-type="float">
            <text:p>9479</text:p>
          </table:table-cell>
          <table:table-cell table:style-name="ce149"/>
          <table:table-cell table:style-name="ce172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/>
          <table:table-cell table:style-name="ce230"/>
          <table:table-cell table:style-name="ce230" office:value-type="string" calcext:value-type="string">
            <text:p>{"ID":"12345678","SRC":"SYS","CAPI":{"NN":1,"N01":{"VG":"020201250702000201b6"}}}</text:p>
          </table:table-cell>
          <table:table-cell table:number-columns-repeated="11"/>
        </table:table-row>
        <table:table-row table:style-name="ro4" table:number-rows-repeated="1048408">
          <table:table-cell table:number-columns-repeated="34"/>
        </table:table-row>
        <table:table-row table:style-name="ro4">
          <table:table-cell table:number-columns-repeated="34"/>
        </table:table-row>
      </table:table>
      <table:table table:name="7.5.1  EM-KA" table:style-name="ta1">
        <office:forms form:automatic-focus="false" form:apply-design-mode="false"/>
        <table:table-column table:style-name="co5" table:default-cell-style-name="ce15"/>
        <table:table-column table:style-name="co22" table:default-cell-style-name="ce15"/>
        <table:table-column table:style-name="co23" table:default-cell-style-name="ce15"/>
        <table:table-column table:style-name="co14" table:default-cell-style-name="ce15"/>
        <table:table-column table:style-name="co24" table:default-cell-style-name="ce15"/>
        <table:table-column table:style-name="co1" table:default-cell-style-name="ce15"/>
        <table:table-column table:style-name="co11" table:default-cell-style-name="ce15"/>
        <table:table-column table:style-name="co25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1 <text:s/>EM-KA</text:p>
          </table:table-cell>
          <table:covered-table-cell/>
          <table:table-cell table:number-columns-repeated="6"/>
        </table:table-row>
        <table:table-row table:style-name="ro1">
          <table:table-cell table:style-name="ce26"/>
          <table:table-cell table:number-columns-repeated="7"/>
        </table:table-row>
        <table:table-row table:style-name="ro4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4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eraturfühler an Anschluss T1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eraturfühler an Anschluss T2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WM-Signal an Umwälzpumpe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Prozent</text:p>
          </table:table-cell>
          <table:table-cell table:style-name="ce27" office:value-type="percentage" office:value="0.01" calcext:value-type="percentage">
            <text:p>1,00 %</text:p>
          </table:table-cell>
          <table:table-cell table:style-name="ce7" office:value-type="string" calcext:value-type="string">
            <text:p>1 Byte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4" table:number-rows-repeated="104856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7.5.2  EM-Sol" table:style-name="ta1">
        <office:forms form:automatic-focus="false" form:apply-design-mode="false"/>
        <table:table-column table:style-name="co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" table:number-columns-repeated="18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2 <text:s/>EM-Sol</text:p>
          </table:table-cell>
          <table:covered-table-cell/>
          <table:table-cell table:number-columns-repeated="24"/>
        </table:table-row>
        <table:table-row table:style-name="ro1">
          <table:table-cell table:style-name="ce72"/>
          <table:table-cell table:number-columns-repeated="25"/>
        </table:table-row>
        <table:table-row table:style-name="ro4">
          <table:table-cell table:style-name="ce28" office:value-type="string" calcext:value-type="string">
            <text:p>Reg.</text:p>
          </table:table-cell>
          <table:table-cell table:style-name="ce28" office:value-type="string" calcext:value-type="string">
            <text:p>Registername</text:p>
          </table:table-cell>
          <table:table-cell table:style-name="ce28" office:value-type="string" calcext:value-type="string">
            <text:p>Funktion</text:p>
          </table:table-cell>
          <table:table-cell table:style-name="ce28" office:value-type="string" calcext:value-type="string">
            <text:p>Datentyp</text:p>
          </table:table-cell>
          <table:table-cell table:style-name="ce28" office:value-type="string" calcext:value-type="string">
            <text:p>Auflösg.</text:p>
          </table:table-cell>
          <table:table-cell table:style-name="ce28" office:value-type="string" calcext:value-type="string">
            <text:p>Länge</text:p>
          </table:table-cell>
          <table:table-cell table:style-name="ce28" office:value-type="string" calcext:value-type="string">
            <text:p>S /Cov</text:p>
          </table:table-cell>
          <table:table-cell table:style-name="ce28" office:value-type="string" calcext:value-type="string">
            <text:p>Aktualis.</text:p>
          </table:table-cell>
          <table:table-cell table:number-columns-repeated="18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ollektortemperatur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Speichertemperatur unten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2,</text:p>
            <text:p>23</text:p>
          </table:table-cell>
          <table:table-cell table:style-name="ce9" office:value-type="string" calcext:value-type="string">
            <text:p>Solarertrag Gesamtzähler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4,</text:p>
            <text:p>25</text:p>
          </table:table-cell>
          <table:table-cell table:style-name="ce9" office:value-type="string" calcext:value-type="string">
            <text:p>Solarertrag (heute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0" office:value-type="string" calcext:value-type="string">
            <text:p>26,</text:p>
            <text:p>27</text:p>
          </table:table-cell>
          <table:table-cell table:style-name="ce9" office:value-type="string" calcext:value-type="string">
            <text:p>Solarertrag (Vortag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4" table:number-rows-repeated="1048567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3  SG" table:style-name="ta1">
        <office:forms form:automatic-focus="false" form:apply-design-mode="false"/>
        <table:table-column table:style-name="co5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3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row table:style-name="ro1">
          <table:table-cell table:style-name="ce29" office:value-type="string" calcext:value-type="string" table:number-columns-spanned="2" table:number-rows-spanned="1">
            <text:p>7.5.3 <text:s/>SG</text:p>
          </table:table-cell>
          <table:covered-table-cell table:style-name="ce15"/>
          <table:table-cell table:style-name="ce15" table:number-columns-repeated="6"/>
        </table:table-row>
        <table:table-row table:style-name="ro1">
          <table:table-cell table:style-name="ce72"/>
          <table:table-cell table:style-name="ce15" table:number-columns-repeated="7"/>
        </table:table-row>
        <table:table-row table:style-name="ro4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 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6"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Betriebsart Heizkreis 1 Vorgabe</text:p>
          </table:table-cell>
          <table:table-cell table:style-name="ce3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01" calcext:value-type="float">
            <text:p>101</text:p>
          </table:table-cell>
          <table:table-cell table:style-name="ce30" office:value-type="string" calcext:value-type="string">
            <text:p>So/Wi Umschaltung Heizkreis 1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7">
          <table:table-cell table:style-name="ce30" office:value-type="float" office:value="102" calcext:value-type="float">
            <text:p>102</text:p>
          </table:table-cell>
          <table:table-cell table:style-name="ce30" office:value-type="string" calcext:value-type="string">
            <text:p>Betriebsart Heizkreis 1 aktuell</text:p>
          </table:table-cell>
          <table:table-cell table:style-name="ce3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8">
          <table:table-cell table:style-name="ce30" office:value-type="float" office:value="103" calcext:value-type="float">
            <text:p>103</text:p>
          </table:table-cell>
          <table:table-cell table:style-name="ce30" office:value-type="string" calcext:value-type="string">
            <text:p>Status Heizkreis 1</text:p>
          </table:table-cell>
          <table:table-cell table:style-name="ce3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6" calcext:value-type="float">
            <text:p>106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7" calcext:value-type="float">
            <text:p>107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8" calcext:value-type="float">
            <text:p>108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9" calcext:value-type="float">
            <text:p>109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0" calcext:value-type="float">
            <text:p>110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Sonderniveau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14" calcext:value-type="float">
            <text:p>114</text:p>
          </table:table-cell>
          <table:table-cell table:style-name="ce30" office:value-type="string" calcext:value-type="string">
            <text:p>N1-Vorgabe über Ethernet</text:p>
          </table:table-cell>
          <table:table-cell table:style-name="ce30"/>
          <table:table-cell table:style-name="ce30" office:value-type="string" calcext:value-type="string">
            <text:p>Prozent</text:p>
            <text:p>(0...100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</text:p>
            <text:p>0,1%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5" calcext:value-type="float">
            <text:p>115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Vorlaufist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17" calcext:value-type="float">
            <text:p>117</text:p>
          </table:table-cell>
          <table:table-cell table:style-name="ce30" office:value-type="string" calcext:value-type="string">
            <text:p>Plattenwärmetauschertemperatur</text:p>
            <text:p>(B2)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8" calcext:value-type="float">
            <text:p>118</text:p>
          </table:table-cell>
          <table:table-cell table:style-name="ce30" office:value-type="string" calcext:value-type="string">
            <text:p>Pufferspeicher Temperatur ob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19" calcext:value-type="float">
            <text:p>119</text:p>
          </table:table-cell>
          <table:table-cell table:style-name="ce30" office:value-type="string" calcext:value-type="string">
            <text:p>Pufferspeicher Temperatur unt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Can Open spezifisch</text:p>
          </table:table-cell>
          <table:table-cell table:style-name="ce30" table:number-columns-repeated="3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6">
          <table:table-cell table:style-name="ce30" office:value-type="float" office:value="121" calcext:value-type="float">
            <text:p>121</text:p>
          </table:table-cell>
          <table:table-cell table:style-name="ce30" office:value-type="string" calcext:value-type="string">
            <text:p>Fehler/Warnung anstehend (Bit7…5 frei)</text:p>
          </table:table-cell>
          <table:table-cell table:style-name="ce30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22" calcext:value-type="float">
            <text:p>122</text:p>
          </table:table-cell>
          <table:table-cell table:style-name="ce30" office:value-type="string" calcext:value-type="string">
            <text:p>Fehlernummer</text:p>
          </table:table-cell>
          <table:table-cell table:style-name="ce30" office:value-type="string" calcext:value-type="string">
            <text:p>Aktuelle Fehlernum-</text:p>
            <text:p>mer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23" calcext:value-type="float">
            <text:p>123</text:p>
          </table:table-cell>
          <table:table-cell table:style-name="ce30" office:value-type="string" calcext:value-type="string">
            <text:p>Modul</text:p>
          </table:table-cell>
          <table:table-cell table:style-name="ce30" office:value-type="string" calcext:value-type="string">
            <text:p>Bit15…8: Modul-ID</text:p>
            <text:p>Bit7…0:   Modul-Index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10">
          <table:table-cell table:style-name="ce30" office:value-type="float" office:value="124" calcext:value-type="float">
            <text:p>124</text:p>
          </table:table-cell>
          <table:table-cell table:style-name="ce30" office:value-type="string" calcext:value-type="string">
            <text:p>Systembetriebsart</text:p>
          </table:table-cell>
          <table:table-cell table:style-name="ce30" office:value-type="string" calcext:value-type="string">
            <text:p>1: Standby</text:p>
            <text:p>2: Sommer</text:p>
            <text:p>3: Automati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5" calcext:value-type="float">
            <text:p>125</text:p>
          </table:table-cell>
          <table:table-cell table:style-name="ce30" office:value-type="string" calcext:value-type="string">
            <text:p>Außen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6" calcext:value-type="float">
            <text:p>126</text:p>
          </table:table-cell>
          <table:table-cell table:style-name="ce30" office:value-type="string" calcext:value-type="string">
            <text:p>Wärmeanforderung Heizung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27" calcext:value-type="float">
            <text:p>127</text:p>
          </table:table-cell>
          <table:table-cell table:style-name="ce30" office:value-type="string" calcext:value-type="string">
            <text:p>Wärmeanforderung Warmwasse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Status Warmwasser</text:p>
          </table:table-cell>
          <table:table-cell table:style-name="ce30" office:value-type="string" calcext:value-type="string">
            <text:p>0: Warnung anstehend</text:p>
            <text:p>1: Fehler anstehend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1" calcext:value-type="float">
            <text:p>131</text:p>
          </table:table-cell>
          <table:table-cell table:style-name="ce30" office:value-type="string" calcext:value-type="string">
            <text:p>Warmwasser-Push</text:p>
          </table:table-cell>
          <table:table-cell table:style-name="ce30" office:value-type="string" calcext:value-type="string">
            <text:p>Starte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32" calcext:value-type="float">
            <text:p>132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3" calcext:value-type="float">
            <text:p>133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4" calcext:value-type="float">
            <text:p>134</text:p>
          </table:table-cell>
          <table:table-cell table:style-name="ce30" office:value-type="string" calcext:value-type="string">
            <text:p>WW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5" calcext:value-type="float">
            <text:p>135</text:p>
          </table:table-cell>
          <table:table-cell table:style-name="ce30" office:value-type="string" calcext:value-type="string">
            <text:p>Warmwasser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36" calcext:value-type="float">
            <text:p>136</text:p>
          </table:table-cell>
          <table:table-cell table:style-name="ce30" office:value-type="string" calcext:value-type="string">
            <text:p>Rücklauftemperatur Zirkulatio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37" calcext:value-type="float">
            <text:p>137</text:p>
          </table:table-cell>
          <table:table-cell table:style-name="ce30" office:value-type="string" calcext:value-type="string">
            <text:p>Pumpe Warmwasser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9">
          <table:table-cell table:style-name="ce30" office:value-type="float" office:value="140" calcext:value-type="float">
            <text:p>140</text:p>
          </table:table-cell>
          <table:table-cell table:style-name="ce30" office:value-type="string" calcext:value-type="string">
            <text:p>Folgewechsel</text:p>
          </table:table-cell>
          <table:table-cell table:style-name="ce30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4">
          <table:table-cell table:style-name="ce30" office:value-type="float" office:value="141" calcext:value-type="float">
            <text:p>141</text:p>
          </table:table-cell>
          <table:table-cell table:style-name="ce30" office:value-type="string" calcext:value-type="string">
            <text:p>Wechselzeit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Zeit</text:p>
          </table:table-cell>
          <table:table-cell table:style-name="ce30" office:value-type="string" calcext:value-type="string">
            <text:p>1 h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h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4">
          <table:table-cell table:style-name="ce30" office:value-type="float" office:value="142" calcext:value-type="float">
            <text:p>142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Abgleichtemperatur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5">
          <table:table-cell table:style-name="ce30" office:value-type="float" office:value="143" calcext:value-type="float">
            <text:p>143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HZ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44" calcext:value-type="float">
            <text:p>144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WW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45" calcext:value-type="float">
            <text:p>145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HZ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46" calcext:value-type="float">
            <text:p>146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WW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1" office:value-type="string" calcext:value-type="string">
            <text:p>150,</text:p>
            <text:p>151</text:p>
          </table:table-cell>
          <table:table-cell table:style-name="ce30" office:value-type="string" calcext:value-type="string">
            <text:p>Uhrzeit</text:p>
          </table:table-cell>
          <table:table-cell table:style-name="ce30" office:value-type="string" calcext:value-type="string">
            <text:p>Aktuelle Uhrzeit</text:p>
          </table:table-cell>
          <table:table-cell table:style-name="ce30" office:value-type="string" calcext:value-type="string">
            <text:p>Tageszeit</text:p>
          </table:table-cell>
          <table:table-cell table:style-name="ce30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10">
          <table:table-cell table:style-name="ce31" office:value-type="string" calcext:value-type="string">
            <text:p>153,</text:p>
            <text:p>154,</text:p>
            <text:p>155</text:p>
          </table:table-cell>
          <table:table-cell table:style-name="ce30" office:value-type="string" calcext:value-type="string">
            <text:p>Datum</text:p>
          </table:table-cell>
          <table:table-cell table:style-name="ce30" office:value-type="string" calcext:value-type="string">
            <text:p>Aktuelles Datum</text:p>
          </table:table-cell>
          <table:table-cell table:style-name="ce30" office:value-type="string" calcext:value-type="string">
            <text:p>Datum</text:p>
          </table:table-cell>
          <table:table-cell table:style-name="ce30"/>
          <table:table-cell table:style-name="ce30" office:value-type="string" calcext:value-type="string">
            <text:p>3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 table:number-rows-repeated="104852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7.5.4  WTC" table:style-name="ta1">
        <office:forms form:automatic-focus="false" form:apply-design-mode="false"/>
        <table:table-column table:style-name="co5" table:default-cell-style-name="ce284"/>
        <table:table-column table:style-name="co33" table:default-cell-style-name="ce284"/>
        <table:table-column table:style-name="co34" table:default-cell-style-name="ce136"/>
        <table:table-column table:style-name="co14" table:default-cell-style-name="ce284"/>
        <table:table-column table:style-name="co15" table:default-cell-style-name="ce284"/>
        <table:table-column table:style-name="co16" table:default-cell-style-name="ce284"/>
        <table:table-column table:style-name="co21" table:default-cell-style-name="ce41"/>
        <table:table-column table:style-name="co18" table:default-cell-style-name="ce284"/>
        <table:table-column table:style-name="co1" table:number-columns-repeated="18" table:default-cell-style-name="ce284"/>
        <table:table-row table:style-name="ro1">
          <table:table-cell table:style-name="ce29" office:value-type="string" calcext:value-type="string" table:number-columns-spanned="2" table:number-rows-spanned="1">
            <text:p>7.5.4 <text:s/>WTC</text:p>
          </table:table-cell>
          <table:covered-table-cell/>
          <table:table-cell table:number-columns-repeated="24"/>
        </table:table-row>
        <table:table-row table:style-name="ro1">
          <table:table-cell table:style-name="ce29"/>
          <table:table-cell table:number-columns-repeated="25"/>
        </table:table-row>
        <table:table-row table:style-name="ro4">
          <table:table-cell table:style-name="ce34" office:value-type="string" calcext:value-type="string">
            <text:p>Reg.</text:p>
          </table:table-cell>
          <table:table-cell table:style-name="ce34" office:value-type="string" calcext:value-type="string">
            <text:p>Registername</text:p>
          </table:table-cell>
          <table:table-cell table:style-name="ce39" office:value-type="string" calcext:value-type="string">
            <text:p>Funktion</text:p>
          </table:table-cell>
          <table:table-cell table:style-name="ce34" office:value-type="string" calcext:value-type="string">
            <text:p>Datentyp</text:p>
          </table:table-cell>
          <table:table-cell table:style-name="ce34" office:value-type="string" calcext:value-type="string">
            <text:p>Auflösg.</text:p>
          </table:table-cell>
          <table:table-cell table:style-name="ce34" office:value-type="string" calcext:value-type="string">
            <text:p>Länge</text:p>
          </table:table-cell>
          <table:table-cell table:style-name="ce34" office:value-type="string" calcext:value-type="string">
            <text:p>S/Cov</text:p>
          </table:table-cell>
          <table:table-cell table:style-name="ce34" office:value-type="string" calcext:value-type="string">
            <text:p>Aktualis.</text:p>
          </table:table-cell>
          <table:table-cell table:number-columns-repeated="18"/>
        </table:table-row>
        <table:table-row table:style-name="ro13">
          <table:table-cell table:style-name="ce66" office:value-type="float" office:value="160" calcext:value-type="float">
            <text:p>160</text:p>
          </table:table-cell>
          <table:table-cell table:style-name="ce66" office:value-type="string" calcext:value-type="string">
            <text:p>Betriebsphase WTC</text:p>
          </table:table-cell>
          <table:table-cell table:style-name="ce40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</text:p>
            <text:p>läuft</text:p>
          </table:table-cell>
          <table:table-cell table:style-name="ce66" office:value-type="string" calcext:value-type="string">
            <text:p>Schalten</text:p>
          </table:table-cell>
          <table:table-cell table:style-name="ce66"/>
          <table:table-cell table:style-name="ce66" office:value-type="string" calcext:value-type="string">
            <text:p>1 Byte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12">
          <table:table-cell table:style-name="ce66" office:value-type="float" office:value="161" calcext:value-type="float">
            <text:p>161</text:p>
          </table:table-cell>
          <table:table-cell table:style-name="ce66" office:value-type="string" calcext:value-type="string">
            <text:p>Betriebsphase Brenner</text:p>
          </table:table-cell>
          <table:table-cell table:style-name="ce40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66" office:value-type="string" calcext:value-type="string">
            <text:p>Schalten</text:p>
          </table:table-cell>
          <table:table-cell table:style-name="ce66"/>
          <table:table-cell table:style-name="ce66" office:value-type="string" calcext:value-type="string">
            <text:p>1 Byte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66" office:value-type="float" office:value="163" calcext:value-type="float">
            <text:p>163</text:p>
          </table:table-cell>
          <table:table-cell table:style-name="ce66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Temperatur</text:p>
          </table:table-cell>
          <table:table-cell table:style-name="ce66" office:value-type="string" calcext:value-type="string">
            <text:p>0,1 °C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66" office:value-type="float" office:value="164" calcext:value-type="float">
            <text:p>164</text:p>
          </table:table-cell>
          <table:table-cell table:style-name="ce66" office:value-type="string" calcext:value-type="string">
            <text:p>Kesse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Temperatur</text:p>
          </table:table-cell>
          <table:table-cell table:style-name="ce66" office:value-type="string" calcext:value-type="string">
            <text:p>0,1 °C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s/≥30s</text:p>
          </table:table-cell>
          <table:table-cell table:number-columns-repeated="18"/>
        </table:table-row>
        <table:table-row table:style-name="ro5">
          <table:table-cell table:style-name="ce66" office:value-type="float" office:value="165" calcext:value-type="float">
            <text:p>165</text:p>
          </table:table-cell>
          <table:table-cell table:style-name="ce66" office:value-type="string" calcext:value-type="string">
            <text:p>Volumenstrom VPT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Durchfluss-</text:p>
            <text:p>menge</text:p>
          </table:table-cell>
          <table:table-cell table:style-name="ce66" office:value-type="string" calcext:value-type="string">
            <text:p>1 l/h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66" office:value-type="float" office:value="166" calcext:value-type="float">
            <text:p>166</text:p>
          </table:table-cell>
          <table:table-cell table:style-name="ce66" office:value-type="string" calcext:value-type="string">
            <text:p>Anlagendruck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Druck</text:p>
          </table:table-cell>
          <table:table-cell table:style-name="ce66" office:value-type="string" calcext:value-type="string">
            <text:p>0,01 bar</text:p>
          </table:table-cell>
          <table:table-cell table:style-name="ce66" office:value-type="string" calcext:value-type="string">
            <text:p>2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0,</text:p>
            <text:p>171</text:p>
          </table:table-cell>
          <table:table-cell table:style-name="ce66" office:value-type="string" calcext:value-type="string">
            <text:p>Wärmeleistung VPT</text:p>
          </table:table-cell>
          <table:table-cell table:style-name="ce40" office:value-type="string" calcext:value-type="string">
            <text:p>Aktueller Wert</text:p>
          </table:table-cell>
          <table:table-cell table:style-name="ce66" office:value-type="string" calcext:value-type="string">
            <text:p>Leistung</text:p>
          </table:table-cell>
          <table:table-cell table:style-name="ce66" office:value-type="string" calcext:value-type="string">
            <text:p>0,01 kW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2,</text:p>
            <text:p>173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Gesamt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4,</text:p>
            <text:p>175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Heizbetrieb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5">
          <table:table-cell table:style-name="ce160" office:value-type="string" calcext:value-type="string">
            <text:p>176,</text:p>
            <text:p>177</text:p>
          </table:table-cell>
          <table:table-cell table:style-name="ce66" office:value-type="string" calcext:value-type="string">
            <text:p>Tageswärmemenge (Vortag)</text:p>
          </table:table-cell>
          <table:table-cell table:style-name="ce40" office:value-type="string" calcext:value-type="string">
            <text:p>Warmwasserbetrieb</text:p>
          </table:table-cell>
          <table:table-cell table:style-name="ce66" office:value-type="string" calcext:value-type="string">
            <text:p>Wirkarbeit</text:p>
          </table:table-cell>
          <table:table-cell table:style-name="ce66" office:value-type="string" calcext:value-type="string">
            <text:p>0,01 kWh</text:p>
          </table:table-cell>
          <table:table-cell table:style-name="ce66" office:value-type="string" calcext:value-type="string">
            <text:p>4 Bytes</text:p>
          </table:table-cell>
          <table:table-cell table:style-name="ce66"/>
          <table:table-cell table:style-name="ce66" office:value-type="string" calcext:value-type="string">
            <text:p>l/≥10min</text:p>
          </table:table-cell>
          <table:table-cell table:number-columns-repeated="18"/>
        </table:table-row>
        <table:table-row table:style-name="ro4" table:number-rows-repeated="1048562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5  EM-HK" table:style-name="ta1">
        <office:forms form:automatic-focus="false" form:apply-design-mode="false"/>
        <table:table-column table:style-name="co5" table:default-cell-style-name="ce139"/>
        <table:table-column table:style-name="co35" table:default-cell-style-name="ce139"/>
        <table:table-column table:style-name="co13" table:default-cell-style-name="ce139"/>
        <table:table-column table:style-name="co14" table:default-cell-style-name="ce139"/>
        <table:table-column table:style-name="co32" table:default-cell-style-name="ce139"/>
        <table:table-column table:style-name="co16" table:default-cell-style-name="ce139"/>
        <table:table-column table:style-name="co17" table:default-cell-style-name="ce139"/>
        <table:table-column table:style-name="co18" table:default-cell-style-name="ce139"/>
        <table:table-column table:style-name="co1" table:number-columns-repeated="18" table:default-cell-style-name="ce15"/>
        <table:table-row table:style-name="ro1">
          <table:table-cell table:style-name="ce42" office:value-type="string" calcext:value-type="string" table:number-columns-spanned="2" table:number-rows-spanned="1">
            <text:p>7.5.5 <text:s/>EM-HK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6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Betriebsart Vorgabe</text:p>
          </table:table-cell>
          <table:table-cell table:style-name="ce4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So/Wi Umschaltung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7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Betriebsart aktuell</text:p>
          </table:table-cell>
          <table:table-cell table:style-name="ce4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it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8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8" calcext:value-type="float">
            <text:p>1038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9" calcext:value-type="float">
            <text:p>1039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0" calcext:value-type="float">
            <text:p>1040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1" calcext:value-type="float">
            <text:p>1041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2" calcext:value-type="float">
            <text:p>1042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3" calcext:value-type="float">
            <text:p>1043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Sonderniveau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45" calcext:value-type="float">
            <text:p>1045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46" calcext:value-type="float">
            <text:p>1046</text:p>
          </table:table-cell>
          <table:table-cell table:style-name="ce40" office:value-type="string" calcext:value-type="string">
            <text:p>Vorlaufist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 table:number-rows-repeated="1048558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6  EM-WW" table:style-name="ta1">
        <office:forms form:automatic-focus="false" form:apply-design-mode="false"/>
        <table:table-column table:style-name="co5" table:default-cell-style-name="ce139"/>
        <table:table-column table:style-name="co36" table:default-cell-style-name="ce139"/>
        <table:table-column table:style-name="co37" table:default-cell-style-name="ce139"/>
        <table:table-column table:style-name="co14" table:default-cell-style-name="ce139"/>
        <table:table-column table:style-name="co32" table:default-cell-style-name="ce139"/>
        <table:table-column table:style-name="co16" table:default-cell-style-name="ce139"/>
        <table:table-column table:style-name="co38" table:default-cell-style-name="ce139"/>
        <table:table-column table:style-name="co18" table:default-cell-style-name="ce139"/>
        <table:table-column table:style-name="co1" table:number-columns-repeated="18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6 <text:s/>EM-WW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11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0: Standby: inaktiv</text:p>
            <text:p>1: Zeitprogramm – Normal</text:p>
            <text:p>2: Zeitprogramm – Absenk</text:p>
            <text:p>3: Warmwasser-ladung aktiv</text:p>
            <text:p>4: Service</text:p>
            <text:p>5: Übertemperatur Alternativenergie</text:p>
            <text:p>6: Überschuss Alternativenergie</text:p>
            <text:p>7: Akzeptanz WW Alternativenergie</text:p>
            <text:p>8: Frostschutz</text:p>
            <text:p>9: Standby durch Systemprogramm-schalter</text:p>
            <text:p>10: Standby durch Eingang H2</text:p>
            <text:p>12: Normal durch Eingang H2</text:p>
            <text:p>13: Absenk durch</text:p>
            <text:p>Eingang H2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Warmwasser-Push</text:p>
          </table:table-cell>
          <table:table-cell table:style-name="ce40" office:value-type="string" calcext:value-type="string">
            <text:p>Starte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4" calcext:value-type="float">
            <text:p>1034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5" calcext:value-type="float">
            <text:p>1035</text:p>
          </table:table-cell>
          <table:table-cell table:style-name="ce40" office:value-type="string" calcext:value-type="string">
            <text:p>Warmwasser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ücklauftemperatur Zirkulation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5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Pumpe Warmwasser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4" table:number-rows-repeated="20">
          <table:table-cell table:style-name="Default" table:number-columns-repeated="8"/>
          <table:table-cell table:number-columns-repeated="18"/>
        </table:table-row>
        <table:table-row table:style-name="ro4" table:number-rows-repeated="1048544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7.5.7  RF" table:style-name="ta1">
        <office:forms form:automatic-focus="false" form:apply-design-mode="false"/>
        <table:table-column table:style-name="co5" table:default-cell-style-name="ce42"/>
        <table:table-column table:style-name="co39" table:default-cell-style-name="ce139"/>
        <table:table-column table:style-name="co40" table:default-cell-style-name="ce139"/>
        <table:table-column table:style-name="co14" table:default-cell-style-name="ce139"/>
        <table:table-column table:style-name="co32" table:default-cell-style-name="ce139"/>
        <table:table-column table:style-name="co16" table:default-cell-style-name="ce139"/>
        <table:table-column table:style-name="co30" table:default-cell-style-name="ce139"/>
        <table:table-column table:style-name="co18" table:default-cell-style-name="ce139"/>
        <table:table-row table:style-name="ro1">
          <table:table-cell office:value-type="string" calcext:value-type="string" table:number-columns-spanned="2" table:number-rows-spanned="1">
            <text:p>7.5.7 <text:s/>RF</text:p>
          </table:table-cell>
          <table:covered-table-cell/>
          <table:table-cell table:number-columns-repeated="6"/>
        </table:table-row>
        <table:table-row table:style-name="ro1">
          <table:table-cell table:style-name="ce43"/>
          <table:table-cell table:number-columns-repeated="7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F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4">
          <table:table-cell table:style-name="Default"/>
          <table:table-cell table:number-columns-repeated="7"/>
        </table:table-row>
      </table:table>
      <table:table table:name="7.5.8  RG1" table:style-name="ta1">
        <office:forms form:automatic-focus="false" form:apply-design-mode="false"/>
        <table:table-column table:style-name="co5" table:default-cell-style-name="ce290"/>
        <table:table-column table:style-name="co41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25" table:default-cell-style-name="Default"/>
        <table:table-row table:style-name="ro1">
          <table:table-cell office:value-type="string" calcext:value-type="string" table:number-columns-spanned="2" table:number-rows-spanned="1">
            <text:p>7.5.8 <text:s/>RG1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G1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9  RG2" table:style-name="ta1">
        <office:forms form:automatic-focus="false" form:apply-design-mode="false"/>
        <table:table-column table:style-name="co5" table:default-cell-style-name="ce40"/>
        <table:table-column table:style-name="co41" table:default-cell-style-name="ce40"/>
        <table:table-column table:style-name="co40" table:default-cell-style-name="ce139"/>
        <table:table-column table:style-name="co14" table:default-cell-style-name="ce139"/>
        <table:table-column table:style-name="co32" table:default-cell-style-name="ce139"/>
        <table:table-column table:style-name="co16" table:default-cell-style-name="ce139"/>
        <table:table-column table:style-name="co38" table:default-cell-style-name="ce139"/>
        <table:table-column table:style-name="co25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9 <text:s/>RG2</text:p>
          </table:table-cell>
          <table:covered-table-cell table:style-name="ce139"/>
          <table:table-cell table:number-columns-repeated="6"/>
        </table:table-row>
        <table:table-row table:style-name="ro1">
          <table:table-cell table:style-name="ce43"/>
          <table:table-cell table:style-name="ce139"/>
          <table:table-cell table:number-columns-repeated="6"/>
        </table:table-row>
        <table:table-row table:style-name="ro4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Raumtemperatur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Raumfeuchte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Feuchte</text:p>
          </table:table-cell>
          <table:table-cell table:style-name="ce40" office:value-type="string" calcext:value-type="string">
            <text:p>0,1 %RH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10  Status Gateway" table:style-name="ta1">
        <office:forms form:automatic-focus="false" form:apply-design-mode="false"/>
        <table:table-column table:style-name="co2" table:default-cell-style-name="ce51"/>
        <table:table-column table:style-name="co42" table:default-cell-style-name="ce51"/>
        <table:table-column table:style-name="co43" table:default-cell-style-name="ce51"/>
        <table:table-column table:style-name="co44" table:default-cell-style-name="ce51"/>
        <table:table-column table:style-name="co32" table:default-cell-style-name="ce51"/>
        <table:table-column table:style-name="co16" table:default-cell-style-name="ce51"/>
        <table:table-column table:style-name="co30" table:default-cell-style-name="ce51"/>
        <table:table-column table:style-name="co18" table:default-cell-style-name="ce51"/>
        <table:table-row table:style-name="ro1">
          <table:table-cell table:style-name="ce47" office:value-type="string" calcext:value-type="string" table:number-columns-spanned="2" table:number-rows-spanned="1">
            <text:p>7.5.10 <text:s/>Status Gateway</text:p>
          </table:table-cell>
          <table:covered-table-cell table:style-name="ce91"/>
          <table:table-cell table:style-name="ce91" table:number-columns-repeated="6"/>
        </table:table-row>
        <table:table-row table:style-name="ro1">
          <table:table-cell table:style-name="ce48"/>
          <table:table-cell table:style-name="ce91" table:number-columns-repeated="7"/>
        </table:table-row>
        <table:table-row table:style-name="ro4">
          <table:table-cell table:style-name="ce49" office:value-type="string" calcext:value-type="string">
            <text:p>Reg.</text:p>
          </table:table-cell>
          <table:table-cell table:style-name="ce49" office:value-type="string" calcext:value-type="string">
            <text:p>Registername</text:p>
          </table:table-cell>
          <table:table-cell table:style-name="ce49" office:value-type="string" calcext:value-type="string">
            <text:p>Funktion</text:p>
          </table:table-cell>
          <table:table-cell table:style-name="ce49" office:value-type="string" calcext:value-type="string">
            <text:p>Datentyp</text:p>
          </table:table-cell>
          <table:table-cell table:style-name="ce49" office:value-type="string" calcext:value-type="string">
            <text:p>Auflösg.</text:p>
          </table:table-cell>
          <table:table-cell table:style-name="ce49" office:value-type="string" calcext:value-type="string">
            <text:p>Länge</text:p>
          </table:table-cell>
          <table:table-cell table:style-name="ce49" office:value-type="string" calcext:value-type="string">
            <text:p>S /Cov</text:p>
          </table:table-cell>
          <table:table-cell table:style-name="ce49" office:value-type="string" calcext:value-type="string">
            <text:p>Aktualis.</text:p>
          </table:table-cell>
        </table:table-row>
        <table:table-row table:style-name="ro5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Kommunikation Gateway-WEM</text:p>
            <text:p>(Status Verbindung zu WEM)</text:p>
          </table:table-cell>
          <table:table-cell table:style-name="ce93" office:value-type="string" calcext:value-type="string">
            <text:p>Wert 0: verbunden</text:p>
            <text:p>Wert 1: unterbrochen</text:p>
          </table:table-cell>
          <table:table-cell table:style-name="ce93" office:value-type="string" calcext:value-type="string">
            <text:p>dreistellige Versions-nummer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 Bytes</text:p>
          </table:table-cell>
          <table:table-cell table:style-name="ce93" table:number-columns-repeated="2"/>
        </table:table-row>
        <table:table-row table:style-name="ro5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Firmwareversion Gateway (5/5/6 bits für Modbus-Readout,</text:p>
            <text:p>z.B. v2.4.1)</text:p>
          </table:table-cell>
          <table:table-cell table:style-name="ce93" office:value-type="string" calcext:value-type="string">
            <text:p>Bit15…11: 1.Stelle Bit10…6: 2.Stelle</text:p>
            <text:p>Bit5…0: 3.Stelle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table:number-columns-repeated="3"/>
        </table:table-row>
        <table:table-row table:style-name="ro10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7: WTC1-8</text:p>
            <text:p>Bit14: WEM-Sol</text:p>
            <text:p>Bit15: WEM-KA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EM HK 2-13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EM WW 2-13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G1 1-12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G2 1-12</text:p>
          </table:table-cell>
          <table:table-cell table:style-name="ce93" table:number-columns-repeated="5"/>
        </table:table-row>
        <table:table-row table:style-name="ro5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WEM-Gerät erkannt (wenn Wert 1)</text:p>
          </table:table-cell>
          <table:table-cell table:style-name="ce93" office:value-type="string" calcext:value-type="string">
            <text:p>Bit0-11:</text:p>
            <text:p>WEM-RF 1-12</text:p>
          </table:table-cell>
          <table:table-cell table:style-name="ce93" table:number-columns-repeated="5"/>
        </table:table-row>
        <table:table-row table:style-name="ro4" table:number-rows-repeated="104856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3">
      <number:number number:decimal-places="0" number:min-decimal-places="0" number:min-integer-digits="1"/>
      <number:text> %</number:text>
    </number:percentage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319cm" fo:margin-bottom="0.319cm" fo:margin-left="1.27cm" fo:margin-right="1.27cm" style:scale-to-X="1" style:scale-to-Y="15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5">00.00.0000</text:date>, <text:time style:data-style-name="N2" text:time-value="10:23:52.010339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3:27:46.421760800</meta:creation-date>
    <dc:date>2026-03-15T10:43:54.517756300</dc:date>
    <meta:editing-duration>PT23H2M43S</meta:editing-duration>
    <meta:editing-cycles>101</meta:editing-cycles>
    <meta:generator>LibreOffice/25.8.5.2$Windows_X86_64 LibreOffice_project/9c8b85f387cc00a89945a79c9e6239f32e450ac2</meta:generator>
    <meta:print-date>2026-03-15T10:44:23.707138900</meta:print-date>
    <meta:document-statistic meta:table-count="12" meta:cell-count="5549" meta:object-count="0"/>
  </office:meta>
</office:document-meta>
</file>